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26033" officeooo:paragraph-rsid="01a14cbf"/>
    </style:style>
    <style:style style:name="P185" style:family="paragraph" style:parent-style-name="Text_20_body">
      <style:text-properties officeooo:rsid="01a57c0d" officeooo:paragraph-rsid="01a57c0d"/>
    </style:style>
    <style:style style:name="P186" style:family="paragraph" style:parent-style-name="Text_20_body">
      <style:text-properties officeooo:rsid="01aa2635" officeooo:paragraph-rsid="01aa2635"/>
    </style:style>
    <style:style style:name="P187" style:family="paragraph" style:parent-style-name="Text_20_body">
      <style:text-properties officeooo:paragraph-rsid="01aa2635"/>
    </style:style>
    <style:style style:name="P188" style:family="paragraph" style:parent-style-name="Text_20_body">
      <style:text-properties officeooo:rsid="01aa8dbc" officeooo:paragraph-rsid="01aa8dbc"/>
    </style:style>
    <style:style style:name="P189" style:family="paragraph" style:parent-style-name="Text_20_body">
      <style:text-properties officeooo:rsid="01ab7d35" officeooo:paragraph-rsid="01ab7d35"/>
    </style:style>
    <style:style style:name="P190" style:family="paragraph" style:parent-style-name="Text_20_body">
      <style:text-properties officeooo:rsid="01ac5780" officeooo:paragraph-rsid="01ac5780"/>
    </style:style>
    <style:style style:name="P191" style:family="paragraph" style:parent-style-name="Text_20_body">
      <style:text-properties officeooo:rsid="01ac5780" officeooo:paragraph-rsid="01acbc68"/>
    </style:style>
    <style:style style:name="P192" style:family="paragraph" style:parent-style-name="Text_20_body">
      <style:text-properties officeooo:rsid="01acd60f" officeooo:paragraph-rsid="01acd60f"/>
    </style:style>
    <style:style style:name="P193" style:family="paragraph" style:parent-style-name="Text_20_body">
      <style:text-properties officeooo:rsid="01af2b01" officeooo:paragraph-rsid="01af2b01"/>
    </style:style>
    <style:style style:name="P194" style:family="paragraph" style:parent-style-name="Text_20_body">
      <style:text-properties officeooo:rsid="01a5e9de" officeooo:paragraph-rsid="01a5e9de"/>
    </style:style>
    <style:style style:name="P195" style:family="paragraph" style:parent-style-name="Text_20_body">
      <style:text-properties officeooo:rsid="0192af87" officeooo:paragraph-rsid="0194d942"/>
    </style:style>
    <style:style style:name="P196" style:family="paragraph" style:parent-style-name="Text_20_body">
      <style:text-properties officeooo:rsid="01b336d2" officeooo:paragraph-rsid="01bd7e77"/>
    </style:style>
    <style:style style:name="P197" style:family="paragraph" style:parent-style-name="Text_20_body">
      <style:text-properties officeooo:rsid="01b3529e" officeooo:paragraph-rsid="01b3529e"/>
    </style:style>
    <style:style style:name="P198" style:family="paragraph" style:parent-style-name="Text_20_body">
      <style:text-properties officeooo:paragraph-rsid="01b48c37"/>
    </style:style>
    <style:style style:name="P199" style:family="paragraph" style:parent-style-name="Text_20_body">
      <style:text-properties officeooo:paragraph-rsid="01b4ea04"/>
    </style:style>
    <style:style style:name="P200" style:family="paragraph" style:parent-style-name="Text_20_body">
      <style:text-properties officeooo:rsid="01ba367b" officeooo:paragraph-rsid="01ba367b"/>
    </style:style>
    <style:style style:name="P201" style:family="paragraph" style:parent-style-name="Text_20_body">
      <style:text-properties officeooo:rsid="01bc0831" officeooo:paragraph-rsid="01bc0831"/>
    </style:style>
    <style:style style:name="P202" style:family="paragraph" style:parent-style-name="Text_20_body">
      <style:text-properties officeooo:rsid="01c1122d" officeooo:paragraph-rsid="01c2e142"/>
    </style:style>
    <style:style style:name="P203" style:family="paragraph" style:parent-style-name="Text_20_body">
      <style:text-properties officeooo:rsid="01c1122d" officeooo:paragraph-rsid="01c3f326"/>
    </style:style>
    <style:style style:name="P204" style:family="paragraph" style:parent-style-name="Text_20_body">
      <style:text-properties officeooo:rsid="01c3f326" officeooo:paragraph-rsid="01c3f326"/>
    </style:style>
    <style:style style:name="P205" style:family="paragraph" style:parent-style-name="Text_20_body">
      <style:text-properties officeooo:rsid="01c4f173" officeooo:paragraph-rsid="01c53574"/>
    </style:style>
    <style:style style:name="P206" style:family="paragraph" style:parent-style-name="Text_20_body">
      <style:text-properties officeooo:rsid="01c64fce" officeooo:paragraph-rsid="01c64fce"/>
    </style:style>
    <style:style style:name="P207" style:family="paragraph" style:parent-style-name="Text_20_body">
      <style:text-properties officeooo:rsid="01c7faeb" officeooo:paragraph-rsid="01c7faeb"/>
    </style:style>
    <style:style style:name="P208" style:family="paragraph" style:parent-style-name="Text_20_body">
      <style:text-properties officeooo:rsid="01c7faeb" officeooo:paragraph-rsid="01f7e17b"/>
    </style:style>
    <style:style style:name="P209" style:family="paragraph" style:parent-style-name="Text_20_body">
      <style:text-properties officeooo:rsid="01c9f972" officeooo:paragraph-rsid="01c9f972"/>
    </style:style>
    <style:style style:name="P210" style:family="paragraph" style:parent-style-name="Text_20_body">
      <style:text-properties officeooo:rsid="01cdf555" officeooo:paragraph-rsid="01d510da"/>
    </style:style>
    <style:style style:name="P211" style:family="paragraph" style:parent-style-name="Text_20_body">
      <style:text-properties officeooo:rsid="01dbdd05" officeooo:paragraph-rsid="01dbdd05"/>
    </style:style>
    <style:style style:name="P212" style:family="paragraph" style:parent-style-name="Text_20_body">
      <style:text-properties officeooo:rsid="01dbdd05" officeooo:paragraph-rsid="01ebd59d"/>
    </style:style>
    <style:style style:name="P213" style:family="paragraph" style:parent-style-name="Text_20_body">
      <style:text-properties officeooo:rsid="01df8cda" officeooo:paragraph-rsid="01ebd59d"/>
    </style:style>
    <style:style style:name="P214" style:family="paragraph" style:parent-style-name="Text_20_body">
      <style:text-properties officeooo:paragraph-rsid="01ece418"/>
    </style:style>
    <style:style style:name="P215" style:family="paragraph" style:parent-style-name="Text_20_body">
      <style:text-properties officeooo:rsid="01ef69a6" officeooo:paragraph-rsid="01ef69a6"/>
    </style:style>
    <style:style style:name="P216" style:family="paragraph" style:parent-style-name="Text_20_body">
      <style:text-properties officeooo:rsid="01f23a0b" officeooo:paragraph-rsid="01f23a0b"/>
    </style:style>
    <style:style style:name="P217" style:family="paragraph" style:parent-style-name="Text_20_body">
      <style:text-properties officeooo:rsid="01f2dc6b" officeooo:paragraph-rsid="01f53331"/>
    </style:style>
    <style:style style:name="P218" style:family="paragraph" style:parent-style-name="Text_20_body">
      <style:text-properties officeooo:rsid="01f5e860" officeooo:paragraph-rsid="01f5e860"/>
    </style:style>
    <style:style style:name="P219" style:family="paragraph" style:parent-style-name="Text_20_body">
      <style:text-properties officeooo:rsid="01f657cc" officeooo:paragraph-rsid="01f657cc"/>
    </style:style>
    <style:style style:name="P220" style:family="paragraph" style:parent-style-name="Text_20_body">
      <style:text-properties officeooo:rsid="01fa7c36" officeooo:paragraph-rsid="01fa7c36"/>
    </style:style>
    <style:style style:name="P221" style:family="paragraph" style:parent-style-name="Text_20_body">
      <style:text-properties officeooo:rsid="01fc4abb" officeooo:paragraph-rsid="01fc4abb"/>
    </style:style>
    <style:style style:name="P222" style:family="paragraph" style:parent-style-name="Text_20_body">
      <style:text-properties officeooo:rsid="01fc6d07" officeooo:paragraph-rsid="01fc6d07"/>
    </style:style>
    <style:style style:name="P223" style:family="paragraph" style:parent-style-name="Text_20_body">
      <style:text-properties officeooo:rsid="01fde05e" officeooo:paragraph-rsid="01fde05e"/>
    </style:style>
    <style:style style:name="P224" style:family="paragraph" style:parent-style-name="Text_20_body">
      <style:text-properties officeooo:rsid="01ffa6e1" officeooo:paragraph-rsid="01ffa6e1"/>
    </style:style>
    <style:style style:name="P225" style:family="paragraph" style:parent-style-name="Text_20_body">
      <style:text-properties officeooo:rsid="020139c2" officeooo:paragraph-rsid="020139c2"/>
    </style:style>
    <style:style style:name="P226" style:family="paragraph" style:parent-style-name="Text_20_body">
      <style:text-properties officeooo:rsid="0202c6c3" officeooo:paragraph-rsid="0202c6c3"/>
    </style:style>
    <style:style style:name="P227" style:family="paragraph" style:parent-style-name="Text_20_body">
      <style:text-properties officeooo:rsid="020567e8" officeooo:paragraph-rsid="020567e8"/>
    </style:style>
    <style:style style:name="P228" style:family="paragraph" style:parent-style-name="Text_20_body">
      <style:text-properties officeooo:rsid="0206702c" officeooo:paragraph-rsid="02077d7c"/>
    </style:style>
    <style:style style:name="P229" style:family="paragraph" style:parent-style-name="Text_20_body">
      <style:text-properties officeooo:rsid="01c2e142" officeooo:paragraph-rsid="01c3f326"/>
    </style:style>
    <style:style style:name="P230" style:family="paragraph" style:parent-style-name="Text_20_body">
      <style:text-properties officeooo:rsid="02077d7c" officeooo:paragraph-rsid="02077d7c"/>
    </style:style>
    <style:style style:name="P231" style:family="paragraph" style:parent-style-name="Text_20_body">
      <style:text-properties officeooo:rsid="020934ba" officeooo:paragraph-rsid="020934ba"/>
    </style:style>
    <style:style style:name="P232" style:family="paragraph" style:parent-style-name="Text_20_body">
      <style:text-properties officeooo:rsid="01b994aa" officeooo:paragraph-rsid="01b994aa"/>
    </style:style>
    <style:style style:name="P233" style:family="paragraph" style:parent-style-name="Text_20_body">
      <style:text-properties officeooo:rsid="020b8f86" officeooo:paragraph-rsid="020b8f86"/>
    </style:style>
    <style:style style:name="P234" style:family="paragraph" style:parent-style-name="Text_20_body">
      <style:text-properties officeooo:rsid="020d4033" officeooo:paragraph-rsid="020f4523"/>
    </style:style>
    <style:style style:name="P235" style:family="paragraph" style:parent-style-name="Text_20_body">
      <style:text-properties officeooo:rsid="020f4523" officeooo:paragraph-rsid="020f4523"/>
    </style:style>
    <style:style style:name="P236" style:family="paragraph" style:parent-style-name="Text_20_body">
      <style:text-properties officeooo:rsid="02108767" officeooo:paragraph-rsid="02108767"/>
    </style:style>
    <style:style style:name="P237" style:family="paragraph" style:parent-style-name="Text_20_body">
      <style:text-properties style:font-name="Courier New2" officeooo:rsid="02108767" officeooo:paragraph-rsid="02108767"/>
    </style:style>
    <style:style style:name="P238" style:family="paragraph" style:parent-style-name="Text_20_body">
      <style:text-properties officeooo:rsid="020e5ecc" officeooo:paragraph-rsid="020f4523"/>
    </style:style>
    <style:style style:name="P239" style:family="paragraph" style:parent-style-name="Text_20_body">
      <style:text-properties officeooo:rsid="021273b1" officeooo:paragraph-rsid="021273b1"/>
    </style:style>
    <style:style style:name="P240" style:family="paragraph" style:parent-style-name="Text_20_body">
      <style:text-properties officeooo:rsid="0216efed" officeooo:paragraph-rsid="0216efed"/>
    </style:style>
    <style:style style:name="P241" style:family="paragraph" style:parent-style-name="Text_20_body">
      <style:text-properties officeooo:rsid="021822c1" officeooo:paragraph-rsid="021822c1"/>
    </style:style>
    <style:style style:name="P242" style:family="paragraph" style:parent-style-name="Text_20_body">
      <style:text-properties officeooo:rsid="021b10a0" officeooo:paragraph-rsid="021b10a0"/>
    </style:style>
    <style:style style:name="P243" style:family="paragraph" style:parent-style-name="Text_20_body">
      <style:text-properties officeooo:rsid="021b80e4" officeooo:paragraph-rsid="021b80e4"/>
    </style:style>
    <style:style style:name="P244" style:family="paragraph" style:parent-style-name="Text_20_body">
      <style:text-properties officeooo:rsid="021ca456" officeooo:paragraph-rsid="021ca456"/>
    </style:style>
    <style:style style:name="P245" style:family="paragraph" style:parent-style-name="Text_20_body">
      <style:text-properties officeooo:rsid="0224a5da" officeooo:paragraph-rsid="0224a5da"/>
    </style:style>
    <style:style style:name="P246" style:family="paragraph" style:parent-style-name="Text_20_body">
      <style:text-properties officeooo:rsid="021d1e8e" officeooo:paragraph-rsid="021d1e8e"/>
    </style:style>
    <style:style style:name="P247" style:family="paragraph" style:parent-style-name="Text_20_body">
      <style:text-properties officeooo:rsid="0225fede" officeooo:paragraph-rsid="0225fede"/>
    </style:style>
    <style:style style:name="P248" style:family="paragraph" style:parent-style-name="Text_20_body">
      <style:text-properties officeooo:rsid="02273ec7" officeooo:paragraph-rsid="02273ec7"/>
    </style:style>
    <style:style style:name="P249" style:family="paragraph" style:parent-style-name="Text_20_body">
      <style:text-properties officeooo:rsid="0229317e" officeooo:paragraph-rsid="0229317e"/>
    </style:style>
    <style:style style:name="P250" style:family="paragraph" style:parent-style-name="Text_20_body">
      <style:text-properties officeooo:rsid="0229ae53" officeooo:paragraph-rsid="0229ae53"/>
    </style:style>
    <style:style style:name="P251" style:family="paragraph" style:parent-style-name="Text_20_body">
      <style:text-properties officeooo:rsid="022aeb9c" officeooo:paragraph-rsid="022aeb9c"/>
    </style:style>
    <style:style style:name="P252" style:family="paragraph" style:parent-style-name="Text_20_body">
      <style:text-properties officeooo:paragraph-rsid="022c0c05"/>
    </style:style>
    <style:style style:name="P253" style:family="paragraph" style:parent-style-name="Text_20_body">
      <style:text-properties officeooo:rsid="022dd26f" officeooo:paragraph-rsid="022dd26f"/>
    </style:style>
    <style:style style:name="P254" style:family="paragraph" style:parent-style-name="Text_20_body">
      <style:text-properties officeooo:rsid="022ef77e" officeooo:paragraph-rsid="022ef77e"/>
    </style:style>
    <style:style style:name="P255" style:family="paragraph" style:parent-style-name="Text_20_body">
      <style:text-properties officeooo:rsid="022f12b1" officeooo:paragraph-rsid="022f12b1"/>
    </style:style>
    <style:style style:name="P256" style:family="paragraph" style:parent-style-name="Text_20_body">
      <style:text-properties officeooo:rsid="0231aca3" officeooo:paragraph-rsid="0231aca3"/>
    </style:style>
    <style:style style:name="P257" style:family="paragraph" style:parent-style-name="Text_20_body">
      <style:text-properties officeooo:rsid="0232b612" officeooo:paragraph-rsid="0232b612"/>
    </style:style>
    <style:style style:name="P258" style:family="paragraph" style:parent-style-name="Text_20_body">
      <style:text-properties officeooo:rsid="0232febe" officeooo:paragraph-rsid="0232febe"/>
    </style:style>
    <style:style style:name="P259" style:family="paragraph" style:parent-style-name="Text_20_body">
      <style:text-properties officeooo:rsid="02345891" officeooo:paragraph-rsid="02345891"/>
    </style:style>
    <style:style style:name="P260" style:family="paragraph" style:parent-style-name="Text_20_body">
      <style:text-properties officeooo:rsid="023464a1" officeooo:paragraph-rsid="023464a1"/>
    </style:style>
    <style:style style:name="P261" style:family="paragraph" style:parent-style-name="Text_20_body">
      <style:text-properties officeooo:rsid="02356d00" officeooo:paragraph-rsid="02356d00"/>
    </style:style>
    <style:style style:name="P262" style:family="paragraph" style:parent-style-name="Text_20_body">
      <style:text-properties officeooo:rsid="022c0c05" officeooo:paragraph-rsid="022c0c05"/>
    </style:style>
    <style:style style:name="P263" style:family="paragraph" style:parent-style-name="Text_20_body">
      <style:text-properties officeooo:rsid="022a96e4" officeooo:paragraph-rsid="022a96e4"/>
    </style:style>
    <style:style style:name="P264" style:family="paragraph" style:parent-style-name="Text_20_body">
      <style:text-properties officeooo:rsid="023585d5" officeooo:paragraph-rsid="023585d5"/>
    </style:style>
    <style:style style:name="P265" style:family="paragraph" style:parent-style-name="Text_20_body">
      <style:text-properties officeooo:rsid="0239c69c" officeooo:paragraph-rsid="0239c69c"/>
    </style:style>
    <style:style style:name="P266" style:family="paragraph" style:parent-style-name="Text_20_body">
      <style:text-properties officeooo:rsid="023cdf6f" officeooo:paragraph-rsid="023cdf6f"/>
    </style:style>
    <style:style style:name="P267" style:family="paragraph" style:parent-style-name="Text_20_body">
      <style:text-properties officeooo:rsid="023ed994" officeooo:paragraph-rsid="0240f336"/>
    </style:style>
    <style:style style:name="P268" style:family="paragraph" style:parent-style-name="Text_20_body">
      <style:text-properties officeooo:rsid="02407de0" officeooo:paragraph-rsid="02407de0"/>
    </style:style>
    <style:style style:name="P269" style:family="paragraph" style:parent-style-name="Text_20_body">
      <style:text-properties officeooo:rsid="0241cee7" officeooo:paragraph-rsid="0241cee7"/>
    </style:style>
    <style:style style:name="P270" style:family="paragraph" style:parent-style-name="Text_20_body">
      <style:text-properties officeooo:rsid="024331ce" officeooo:paragraph-rsid="024331ce"/>
    </style:style>
    <style:style style:name="P271" style:family="paragraph" style:parent-style-name="Text_20_body">
      <style:text-properties officeooo:rsid="0243b6b4" officeooo:paragraph-rsid="0243b6b4"/>
    </style:style>
    <style:style style:name="P272" style:family="paragraph" style:parent-style-name="Text_20_body">
      <style:text-properties officeooo:rsid="0245467a" officeooo:paragraph-rsid="0245467a"/>
    </style:style>
    <style:style style:name="P273" style:family="paragraph" style:parent-style-name="Text_20_body">
      <style:text-properties officeooo:rsid="0245467a" officeooo:paragraph-rsid="0245b1f1"/>
    </style:style>
    <style:style style:name="P274" style:family="paragraph" style:parent-style-name="Text_20_body">
      <style:text-properties officeooo:rsid="0245f737" officeooo:paragraph-rsid="0245f737"/>
    </style:style>
    <style:style style:name="P275" style:family="paragraph" style:parent-style-name="Text_20_body">
      <style:text-properties officeooo:rsid="0246958f" officeooo:paragraph-rsid="0246958f"/>
    </style:style>
    <style:style style:name="P276" style:family="paragraph" style:parent-style-name="Text_20_body">
      <style:text-properties officeooo:rsid="02484cfa" officeooo:paragraph-rsid="02484cfa"/>
    </style:style>
    <style:style style:name="P277" style:family="paragraph" style:parent-style-name="Quelltext">
      <style:text-properties officeooo:paragraph-rsid="0013c287"/>
    </style:style>
    <style:style style:name="P278" style:family="paragraph" style:parent-style-name="Quelltext">
      <style:text-properties officeooo:paragraph-rsid="001a70cb"/>
    </style:style>
    <style:style style:name="P279" style:family="paragraph" style:parent-style-name="Quelltext">
      <style:text-properties officeooo:paragraph-rsid="0056a24e"/>
    </style:style>
    <style:style style:name="P280" style:family="paragraph" style:parent-style-name="Quelltext">
      <style:text-properties officeooo:paragraph-rsid="005d8782"/>
    </style:style>
    <style:style style:name="P281" style:family="paragraph" style:parent-style-name="Quelltext">
      <style:text-properties fo:font-weight="bold" style:font-weight-asian="bold" style:font-weight-complex="bold"/>
    </style:style>
    <style:style style:name="P282" style:family="paragraph" style:parent-style-name="Quelltext">
      <style:text-properties fo:font-weight="bold" officeooo:rsid="00743caa" officeooo:paragraph-rsid="00743caa" style:font-weight-asian="bold" style:font-weight-complex="bold"/>
    </style:style>
    <style:style style:name="P283" style:family="paragraph" style:parent-style-name="Quelltext">
      <style:text-properties fo:font-weight="bold" officeooo:rsid="007a6ff8" officeooo:paragraph-rsid="007a6ff8" style:font-weight-asian="bold" style:font-weight-complex="bold"/>
    </style:style>
    <style:style style:name="P284" style:family="paragraph" style:parent-style-name="Quelltext">
      <style:text-properties fo:font-weight="bold" officeooo:paragraph-rsid="007a6ff8" style:font-weight-asian="bold" style:font-weight-complex="bold"/>
    </style:style>
    <style:style style:name="P285" style:family="paragraph" style:parent-style-name="Quelltext">
      <style:text-properties fo:font-weight="bold" officeooo:paragraph-rsid="007cb6ae" style:font-weight-asian="bold" style:font-weight-complex="bold"/>
    </style:style>
    <style:style style:name="P286" style:family="paragraph" style:parent-style-name="Quelltext">
      <style:text-properties officeooo:paragraph-rsid="00743caa"/>
    </style:style>
    <style:style style:name="P287" style:family="paragraph" style:parent-style-name="Quelltext">
      <style:text-properties officeooo:paragraph-rsid="007a6ff8"/>
    </style:style>
    <style:style style:name="P288" style:family="paragraph" style:parent-style-name="Quelltext">
      <style:text-properties officeooo:rsid="007cb6ae" officeooo:paragraph-rsid="007cb6ae"/>
    </style:style>
    <style:style style:name="P289" style:family="paragraph" style:parent-style-name="Quelltext">
      <style:text-properties officeooo:rsid="007cb6ae" officeooo:paragraph-rsid="00a918df"/>
    </style:style>
    <style:style style:name="P290" style:family="paragraph" style:parent-style-name="Quelltext">
      <style:text-properties officeooo:rsid="007cb6ae" officeooo:paragraph-rsid="00b87086"/>
    </style:style>
    <style:style style:name="P291" style:family="paragraph" style:parent-style-name="Quelltext">
      <style:text-properties officeooo:rsid="00a22f61" officeooo:paragraph-rsid="00a918df"/>
    </style:style>
    <style:style style:name="P292" style:family="paragraph" style:parent-style-name="Quelltext">
      <style:text-properties officeooo:rsid="007a6ff8" officeooo:paragraph-rsid="007a6ff8"/>
    </style:style>
    <style:style style:name="P293" style:family="paragraph" style:parent-style-name="Quotations">
      <style:text-properties officeooo:rsid="00601668" officeooo:paragraph-rsid="00601668"/>
    </style:style>
    <style:style style:name="P294" style:family="paragraph" style:parent-style-name="Quotations">
      <style:text-properties officeooo:paragraph-rsid="00f19a8f"/>
    </style:style>
    <style:style style:name="P295" style:family="paragraph" style:parent-style-name="Quotations">
      <style:text-properties officeooo:paragraph-rsid="01713a28"/>
    </style:style>
    <style:style style:name="P296" style:family="paragraph" style:parent-style-name="Quotations">
      <style:text-properties officeooo:rsid="01ee67e6" officeooo:paragraph-rsid="01ee67e6"/>
    </style:style>
    <style:style style:name="P297" style:family="paragraph" style:parent-style-name="Preformatted_20_Text">
      <style:text-properties officeooo:rsid="00ba1bfd" officeooo:paragraph-rsid="00ba1bfd"/>
    </style:style>
    <style:style style:name="P298" style:family="paragraph" style:parent-style-name="Preformatted_20_Text">
      <style:paragraph-properties fo:margin-top="0cm" fo:margin-bottom="0.499cm" loext:contextual-spacing="false"/>
    </style:style>
    <style:style style:name="P299" style:family="paragraph" style:parent-style-name="Table_20_Contents">
      <style:text-properties style:font-name="Verdana" style:font-size-asian="10.5pt"/>
    </style:style>
    <style:style style:name="P300" style:family="paragraph" style:parent-style-name="Table_20_Contents">
      <style:text-properties style:font-name="Verdana" officeooo:rsid="00828cb7" officeooo:paragraph-rsid="00828cb7" style:font-size-asian="10.5pt"/>
    </style:style>
    <style:style style:name="P301" style:family="paragraph" style:parent-style-name="Text_20_body">
      <style:paragraph-properties fo:padding="0cm" fo:border="none"/>
      <style:text-properties style:font-name="Courier New1" officeooo:paragraph-rsid="0187818b"/>
    </style:style>
    <style:style style:name="P302" style:family="paragraph" style:parent-style-name="Text_20_body">
      <style:paragraph-properties fo:padding="0cm" fo:border="none"/>
      <style:text-properties officeooo:paragraph-rsid="0187818b"/>
    </style:style>
    <style:style style:name="P303" style:family="paragraph" style:parent-style-name="Text_20_body" style:list-style-name="L1">
      <style:text-properties officeooo:rsid="00135d5b" officeooo:paragraph-rsid="00135d5b"/>
    </style:style>
    <style:style style:name="P304" style:family="paragraph" style:parent-style-name="Text_20_body" style:list-style-name="L2">
      <style:text-properties officeooo:rsid="001dddb2" officeooo:paragraph-rsid="001dddb2"/>
    </style:style>
    <style:style style:name="P305" style:family="paragraph" style:parent-style-name="Text_20_body" style:list-style-name="L2">
      <style:text-properties officeooo:rsid="005f4544" officeooo:paragraph-rsid="005f4544"/>
    </style:style>
    <style:style style:name="P306" style:family="paragraph" style:parent-style-name="Text_20_body" style:list-style-name="L3">
      <style:text-properties officeooo:rsid="00a22f61" officeooo:paragraph-rsid="00a22f61"/>
    </style:style>
    <style:style style:name="P307" style:family="paragraph" style:parent-style-name="Text_20_body" style:list-style-name="L3">
      <style:text-properties officeooo:rsid="00a22f61" officeooo:paragraph-rsid="00af5123"/>
    </style:style>
    <style:style style:name="P308" style:family="paragraph" style:parent-style-name="Text_20_body" style:list-style-name="L3">
      <style:text-properties officeooo:rsid="00a31ab2" officeooo:paragraph-rsid="00a31ab2"/>
    </style:style>
    <style:style style:name="P309" style:family="paragraph" style:parent-style-name="Text_20_body" style:list-style-name="L3">
      <style:text-properties officeooo:rsid="00abdc1f" officeooo:paragraph-rsid="00abdc1f"/>
    </style:style>
    <style:style style:name="P310" style:family="paragraph" style:parent-style-name="Text_20_body" style:list-style-name="L4">
      <style:text-properties officeooo:paragraph-rsid="00dabc5f"/>
    </style:style>
    <style:style style:name="P311" style:family="paragraph" style:parent-style-name="Text_20_body" style:list-style-name="L4">
      <style:text-properties officeooo:rsid="00dabc5f" officeooo:paragraph-rsid="00dabc5f"/>
    </style:style>
    <style:style style:name="P312" style:family="paragraph" style:parent-style-name="Text_20_body" style:list-style-name="L5">
      <style:text-properties officeooo:rsid="00f812ae" officeooo:paragraph-rsid="00fab098"/>
    </style:style>
    <style:style style:name="P313" style:family="paragraph" style:parent-style-name="Text_20_body" style:list-style-name="L5">
      <style:text-properties officeooo:rsid="00f812ae" officeooo:paragraph-rsid="00f812ae"/>
    </style:style>
    <style:style style:name="P314" style:family="paragraph" style:parent-style-name="Text_20_body" style:list-style-name="L6">
      <style:text-properties officeooo:rsid="011d293e" officeooo:paragraph-rsid="011d293e"/>
    </style:style>
    <style:style style:name="P315" style:family="paragraph" style:parent-style-name="Text_20_body" style:list-style-name="L7">
      <style:text-properties officeooo:paragraph-rsid="014bb31f"/>
    </style:style>
    <style:style style:name="P316" style:family="paragraph" style:parent-style-name="Text_20_body" style:list-style-name="L7">
      <style:text-properties officeooo:rsid="01489c97" officeooo:paragraph-rsid="014bb31f"/>
    </style:style>
    <style:style style:name="P317" style:family="paragraph" style:parent-style-name="Text_20_body" style:list-style-name="L7">
      <style:text-properties officeooo:rsid="014bb31f" officeooo:paragraph-rsid="014bb31f"/>
    </style:style>
    <style:style style:name="P318" style:family="paragraph" style:parent-style-name="Text_20_body" style:list-style-name="L8">
      <style:text-properties officeooo:rsid="015e548d" officeooo:paragraph-rsid="015e548d"/>
    </style:style>
    <style:style style:name="P319" style:family="paragraph" style:parent-style-name="Text_20_body" style:list-style-name="L8">
      <style:text-properties officeooo:rsid="015e548d" officeooo:paragraph-rsid="015edd1a"/>
    </style:style>
    <style:style style:name="P320" style:family="paragraph" style:parent-style-name="Text_20_body" style:list-style-name="L9">
      <style:text-properties officeooo:rsid="01878875" officeooo:paragraph-rsid="01878875"/>
    </style:style>
    <style:style style:name="P321" style:family="paragraph" style:parent-style-name="Text_20_body" style:list-style-name="L10">
      <style:text-properties officeooo:paragraph-rsid="01e3c650"/>
    </style:style>
    <style:style style:name="P322" style:family="paragraph" style:parent-style-name="Text_20_body" style:list-style-name="L10">
      <style:text-properties officeooo:paragraph-rsid="01d510da"/>
    </style:style>
    <style:style style:name="P323" style:family="paragraph" style:parent-style-name="Text_20_body" style:list-style-name="L10">
      <style:text-properties officeooo:paragraph-rsid="01e392ea"/>
    </style:style>
    <style:style style:name="P324" style:family="paragraph" style:parent-style-name="Text_20_body" style:list-style-name="L11">
      <style:text-properties officeooo:rsid="01ef69a6" officeooo:paragraph-rsid="01ef69a6"/>
    </style:style>
    <style:style style:name="P325" style:family="paragraph" style:parent-style-name="Text_20_body" style:list-style-name="L12">
      <style:text-properties officeooo:paragraph-rsid="021ec61e"/>
    </style:style>
    <style:style style:name="P326" style:family="paragraph" style:parent-style-name="Text_20_body" style:list-style-name="L12">
      <style:text-properties officeooo:paragraph-rsid="021ff612"/>
    </style:style>
    <style:style style:name="P327" style:family="paragraph" style:parent-style-name="Text_20_body" style:list-style-name="L12">
      <style:text-properties officeooo:paragraph-rsid="0221911d"/>
    </style:style>
    <style:style style:name="P328" style:family="paragraph" style:parent-style-name="Text_20_body" style:list-style-name="L12">
      <style:text-properties officeooo:rsid="021ec61e" officeooo:paragraph-rsid="021ec61e"/>
    </style:style>
    <style:style style:name="P329" style:family="paragraph" style:parent-style-name="Text_20_body" style:list-style-name="L12">
      <style:text-properties officeooo:rsid="021ec61e" officeooo:paragraph-rsid="021ff612"/>
    </style:style>
    <style:style style:name="P330" style:family="paragraph" style:parent-style-name="Text_20_body" style:list-style-name="L12">
      <style:text-properties officeooo:rsid="021ec61e" officeooo:paragraph-rsid="0221911d"/>
    </style:style>
    <style:style style:name="P331" style:family="paragraph" style:parent-style-name="Text_20_body">
      <style:text-properties officeooo:rsid="024a1b54" officeooo:paragraph-rsid="024a1b54"/>
    </style:style>
    <style:style style:name="P332" style:family="paragraph" style:parent-style-name="Text_20_body">
      <style:text-properties officeooo:rsid="024dab0f" officeooo:paragraph-rsid="024dab0f"/>
    </style:style>
    <style:style style:name="P333" style:family="paragraph" style:parent-style-name="Text_20_body">
      <style:text-properties officeooo:rsid="024dae99" officeooo:paragraph-rsid="024dab0f"/>
    </style:style>
    <style:style style:name="P334" style:family="paragraph" style:parent-style-name="Text_20_body">
      <style:text-properties officeooo:rsid="024df9f9" officeooo:paragraph-rsid="024df9f9"/>
    </style:style>
    <style:style style:name="P335" style:family="paragraph" style:parent-style-name="Text_20_body">
      <style:text-properties officeooo:rsid="024ff46e" officeooo:paragraph-rsid="024ff46e"/>
    </style:style>
    <style:style style:name="P336" style:family="paragraph" style:parent-style-name="Text_20_body">
      <style:text-properties officeooo:rsid="02518057" officeooo:paragraph-rsid="02518057"/>
    </style:style>
    <style:style style:name="P337" style:family="paragraph" style:parent-style-name="Text_20_body">
      <style:text-properties officeooo:rsid="0253c36a" officeooo:paragraph-rsid="0253c36a"/>
    </style:style>
    <style:style style:name="P338" style:family="paragraph" style:parent-style-name="Text_20_body" style:list-style-name="L13">
      <style:text-properties officeooo:paragraph-rsid="0253c36a"/>
    </style:style>
    <style:style style:name="P339" style:family="paragraph" style:parent-style-name="Text_20_body">
      <style:text-properties officeooo:rsid="0255797a" officeooo:paragraph-rsid="0255797a"/>
    </style:style>
    <style:style style:name="P340" style:family="paragraph" style:parent-style-name="Text_20_body">
      <style:text-properties officeooo:rsid="0256ef0a" officeooo:paragraph-rsid="0256ef0a"/>
    </style:style>
    <style:style style:name="P341" style:family="paragraph" style:parent-style-name="Text_20_body">
      <style:text-properties officeooo:rsid="0258a3ab" officeooo:paragraph-rsid="0258a3ab"/>
    </style:style>
    <style:style style:name="P342" style:family="paragraph" style:parent-style-name="Text_20_body">
      <style:text-properties officeooo:rsid="0258a3ab" officeooo:paragraph-rsid="025dccdd"/>
    </style:style>
    <style:style style:name="P343" style:family="paragraph" style:parent-style-name="Text_20_body">
      <style:text-properties officeooo:rsid="0258a3ab" officeooo:paragraph-rsid="025e1211"/>
    </style:style>
    <style:style style:name="P344" style:family="paragraph" style:parent-style-name="Text_20_body">
      <style:text-properties officeooo:rsid="025af35b" officeooo:paragraph-rsid="025af35b"/>
    </style:style>
    <style:style style:name="P345" style:family="paragraph" style:parent-style-name="Text_20_body" style:list-style-name="L14">
      <style:text-properties officeooo:rsid="025af35b" officeooo:paragraph-rsid="025af35b"/>
    </style:style>
    <style:style style:name="P346" style:family="paragraph" style:parent-style-name="Text_20_body">
      <style:text-properties officeooo:rsid="025d5d1f" officeooo:paragraph-rsid="025d5d1f"/>
    </style:style>
    <style:style style:name="P347" style:family="paragraph" style:parent-style-name="Text_20_body">
      <style:text-properties officeooo:rsid="0260c6eb" officeooo:paragraph-rsid="0260c6eb"/>
    </style:style>
    <style:style style:name="P348" style:family="paragraph" style:parent-style-name="Text_20_body">
      <style:text-properties officeooo:rsid="026335ea" officeooo:paragraph-rsid="026335ea"/>
    </style:style>
    <style:style style:name="P349" style:family="paragraph" style:parent-style-name="Text_20_body">
      <style:text-properties officeooo:rsid="0264a54c" officeooo:paragraph-rsid="0264a54c"/>
    </style:style>
    <style:style style:name="P350" style:family="paragraph" style:parent-style-name="Text_20_body">
      <style:text-properties officeooo:rsid="0264fa4b" officeooo:paragraph-rsid="0264fa4b"/>
    </style:style>
    <style:style style:name="P351" style:family="paragraph" style:parent-style-name="Text_20_body">
      <style:text-properties officeooo:rsid="0266863b" officeooo:paragraph-rsid="0266863b"/>
    </style:style>
    <style:style style:name="P352" style:family="paragraph" style:parent-style-name="Text_20_body">
      <style:text-properties officeooo:rsid="026a36ce" officeooo:paragraph-rsid="026b8f0f"/>
    </style:style>
    <style:style style:name="P353" style:family="paragraph" style:parent-style-name="Text_20_body">
      <style:text-properties officeooo:rsid="026ec1f6" officeooo:paragraph-rsid="026ec1f6"/>
    </style:style>
    <style:style style:name="P354" style:family="paragraph" style:parent-style-name="Text_20_body">
      <style:text-properties officeooo:rsid="0272ea93" officeooo:paragraph-rsid="0272ea93"/>
    </style:style>
    <style:style style:name="P355" style:family="paragraph" style:parent-style-name="Text_20_body" style:list-style-name="L15">
      <style:text-properties officeooo:rsid="0272ea93" officeooo:paragraph-rsid="0272ea93"/>
    </style:style>
    <style:style style:name="P356" style:family="paragraph" style:parent-style-name="Text_20_body">
      <style:text-properties officeooo:rsid="0272ea93" officeooo:paragraph-rsid="0273c7c2"/>
    </style:style>
    <style:style style:name="P357" style:family="paragraph" style:parent-style-name="Text_20_body">
      <style:text-properties officeooo:paragraph-rsid="0274ca91"/>
    </style:style>
    <style:style style:name="P358" style:family="paragraph" style:parent-style-name="Heading_20_1">
      <style:text-properties officeooo:rsid="0037f9cb"/>
    </style:style>
    <style:style style:name="P359" style:family="paragraph" style:parent-style-name="Heading_20_1">
      <style:text-properties officeooo:rsid="0054fced" officeooo:paragraph-rsid="0054fced"/>
    </style:style>
    <style:style style:name="P360" style:family="paragraph" style:parent-style-name="Heading_20_1">
      <style:text-properties officeooo:rsid="0034a62c" officeooo:paragraph-rsid="0034a62c"/>
    </style:style>
    <style:style style:name="P361" style:family="paragraph" style:parent-style-name="Heading_20_2">
      <style:text-properties officeooo:rsid="0041cd81" officeooo:paragraph-rsid="0041cd81"/>
    </style:style>
    <style:style style:name="P362" style:family="paragraph" style:parent-style-name="Heading_20_2">
      <style:text-properties officeooo:rsid="0041cd81" officeooo:paragraph-rsid="004334e0"/>
    </style:style>
    <style:style style:name="P363" style:family="paragraph" style:parent-style-name="Heading_20_2">
      <style:text-properties officeooo:rsid="007ea01b"/>
    </style:style>
    <style:style style:name="P364" style:family="paragraph" style:parent-style-name="Heading_20_2">
      <style:text-properties officeooo:paragraph-rsid="00898f00"/>
    </style:style>
    <style:style style:name="P365" style:family="paragraph" style:parent-style-name="Heading_20_2">
      <style:text-properties officeooo:rsid="00c18d74" officeooo:paragraph-rsid="00c18d74"/>
    </style:style>
    <style:style style:name="P366" style:family="paragraph" style:parent-style-name="Heading_20_2">
      <style:text-properties officeooo:paragraph-rsid="012302ea"/>
    </style:style>
    <style:style style:name="P367" style:family="paragraph" style:parent-style-name="Heading_20_2">
      <style:text-properties officeooo:rsid="014674c0" officeooo:paragraph-rsid="014674c0"/>
    </style:style>
    <style:style style:name="P368" style:family="paragraph" style:parent-style-name="Heading_20_2">
      <style:text-properties officeooo:paragraph-rsid="01798d5e"/>
    </style:style>
    <style:style style:name="P369" style:family="paragraph" style:parent-style-name="Heading_20_2">
      <style:text-properties officeooo:paragraph-rsid="01b336d2"/>
    </style:style>
    <style:style style:name="P370" style:family="paragraph" style:parent-style-name="Heading_20_2">
      <style:text-properties officeooo:rsid="027256cd" officeooo:paragraph-rsid="027256cd"/>
    </style:style>
    <style:style style:name="P371" style:family="paragraph" style:parent-style-name="Heading_20_3">
      <style:text-properties officeooo:rsid="0041cd81" officeooo:paragraph-rsid="0041cd81"/>
    </style:style>
    <style:style style:name="P372" style:family="paragraph" style:parent-style-name="Heading_20_3">
      <style:text-properties officeooo:paragraph-rsid="008e471a"/>
    </style:style>
    <style:style style:name="P373" style:family="paragraph" style:parent-style-name="Heading_20_3">
      <style:text-properties officeooo:rsid="00ff6dbd" officeooo:paragraph-rsid="00ff6dbd"/>
    </style:style>
    <style:style style:name="P374" style:family="paragraph" style:parent-style-name="Heading_20_3">
      <style:text-properties officeooo:rsid="00fdc173" officeooo:paragraph-rsid="00fdc173"/>
    </style:style>
    <style:style style:name="P375" style:family="paragraph" style:parent-style-name="Heading_20_3">
      <style:text-properties officeooo:paragraph-rsid="0129ef20"/>
    </style:style>
    <style:style style:name="P376" style:family="paragraph" style:parent-style-name="Heading_20_3">
      <style:text-properties officeooo:rsid="019cd625" officeooo:paragraph-rsid="019cd625"/>
    </style:style>
    <style:style style:name="P377" style:family="paragraph" style:parent-style-name="Heading_20_3">
      <style:text-properties officeooo:paragraph-rsid="019cd625"/>
    </style:style>
    <style:style style:name="P378" style:family="paragraph" style:parent-style-name="Heading_20_3">
      <style:text-properties officeooo:rsid="01b336d2" officeooo:paragraph-rsid="01b48c37"/>
    </style:style>
    <style:style style:name="P379" style:family="paragraph" style:parent-style-name="Heading_20_3">
      <style:text-properties officeooo:paragraph-rsid="01b336d2"/>
    </style:style>
    <style:style style:name="P380" style:family="paragraph" style:parent-style-name="Heading_20_3">
      <style:text-properties officeooo:paragraph-rsid="01b48c37"/>
    </style:style>
    <style:style style:name="P381" style:family="paragraph" style:parent-style-name="Heading_20_3">
      <style:text-properties officeooo:rsid="01b994aa" officeooo:paragraph-rsid="01b994aa"/>
    </style:style>
    <style:style style:name="P382" style:family="paragraph" style:parent-style-name="Heading_20_3">
      <style:text-properties officeooo:paragraph-rsid="0227ab74"/>
    </style:style>
    <style:style style:name="P383" style:family="paragraph" style:parent-style-name="Heading_20_3">
      <style:text-properties officeooo:rsid="022a96e4" officeooo:paragraph-rsid="022a96e4"/>
    </style:style>
    <style:style style:name="P384" style:family="paragraph" style:parent-style-name="Heading_20_3">
      <style:text-properties officeooo:rsid="0232b612" officeooo:paragraph-rsid="023464a1"/>
    </style:style>
    <style:style style:name="P385" style:family="paragraph" style:parent-style-name="Heading_20_3">
      <style:text-properties officeooo:rsid="024ff46e" officeooo:paragraph-rsid="024ff46e"/>
    </style:style>
    <style:style style:name="P386" style:family="paragraph" style:parent-style-name="Heading_20_3">
      <style:text-properties officeooo:paragraph-rsid="0274ca91"/>
    </style:style>
    <style:style style:name="P387" style:family="paragraph" style:parent-style-name="Heading_20_4">
      <style:text-properties officeooo:paragraph-rsid="0073db24"/>
    </style:style>
    <style:style style:name="P388" style:family="paragraph" style:parent-style-name="Heading_20_4">
      <style:text-properties officeooo:rsid="01aa2635" officeooo:paragraph-rsid="01aa2635"/>
    </style:style>
    <style:style style:name="P389" style:family="paragraph" style:parent-style-name="Heading_20_4">
      <style:text-properties officeooo:rsid="019cde54" officeooo:paragraph-rsid="019cde54"/>
    </style:style>
    <style:style style:name="P390" style:family="paragraph" style:parent-style-name="Heading_20_4">
      <style:text-properties officeooo:paragraph-rsid="019cde54"/>
    </style:style>
    <style:style style:name="P391" style:family="paragraph" style:parent-style-name="Heading_20_4">
      <style:text-properties officeooo:rsid="023464a1" officeooo:paragraph-rsid="023464a1"/>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officeooo:rsid="009acb1b"/>
    </style:style>
    <style:style style:name="T38" style:family="text">
      <style:text-properties officeooo:rsid="009e372f"/>
    </style:style>
    <style:style style:name="T39" style:family="text">
      <style:text-properties officeooo:rsid="00a0db6f"/>
    </style:style>
    <style:style style:name="T40" style:family="text">
      <style:text-properties officeooo:rsid="00a50711"/>
    </style:style>
    <style:style style:name="T41" style:family="text">
      <style:text-properties officeooo:rsid="00a69969"/>
    </style:style>
    <style:style style:name="T42" style:family="text">
      <style:text-properties officeooo:rsid="00a6c446"/>
    </style:style>
    <style:style style:name="T43" style:family="text">
      <style:text-properties officeooo:rsid="00a918df"/>
    </style:style>
    <style:style style:name="T44" style:family="text">
      <style:text-properties officeooo:rsid="00af5123"/>
    </style:style>
    <style:style style:name="T45" style:family="text">
      <style:text-properties officeooo:rsid="00b31182"/>
    </style:style>
    <style:style style:name="T46" style:family="text">
      <style:text-properties officeooo:rsid="00b46fac"/>
    </style:style>
    <style:style style:name="T47" style:family="text">
      <style:text-properties officeooo:rsid="00b87086"/>
    </style:style>
    <style:style style:name="T48" style:family="text">
      <style:text-properties officeooo:rsid="00c0c58d"/>
    </style:style>
    <style:style style:name="T49" style:family="text">
      <style:text-properties officeooo:rsid="00c609a9"/>
    </style:style>
    <style:style style:name="T50" style:family="text">
      <style:text-properties officeooo:rsid="00c816c7"/>
    </style:style>
    <style:style style:name="T51" style:family="text">
      <style:text-properties officeooo:rsid="00cae999"/>
    </style:style>
    <style:style style:name="T52" style:family="text">
      <style:text-properties officeooo:rsid="00cd8bea"/>
    </style:style>
    <style:style style:name="T53" style:family="text">
      <style:text-properties officeooo:rsid="00d206fd"/>
    </style:style>
    <style:style style:name="T54" style:family="text">
      <style:text-properties officeooo:rsid="00d9d09a"/>
    </style:style>
    <style:style style:name="T55" style:family="text">
      <style:text-properties officeooo:rsid="00dabc5f"/>
    </style:style>
    <style:style style:name="T56" style:family="text">
      <style:text-properties officeooo:rsid="00de82d1"/>
    </style:style>
    <style:style style:name="T57" style:family="text">
      <style:text-properties officeooo:rsid="00df91a5"/>
    </style:style>
    <style:style style:name="T58" style:family="text">
      <style:text-properties fo:font-style="italic" style:font-style-asian="italic" style:font-style-complex="italic"/>
    </style:style>
    <style:style style:name="T59" style:family="text">
      <style:text-properties fo:font-style="italic" officeooo:rsid="00dabc5f" style:font-style-asian="italic" style:font-style-complex="italic"/>
    </style:style>
    <style:style style:name="T60" style:family="text">
      <style:text-properties officeooo:rsid="00e4275f"/>
    </style:style>
    <style:style style:name="T61" style:family="text">
      <style:text-properties style:font-name="Times New Roman"/>
    </style:style>
    <style:style style:name="T62" style:family="text">
      <style:text-properties style:font-name="Times New Roman" officeooo:rsid="00e6b143"/>
    </style:style>
    <style:style style:name="T63" style:family="text">
      <style:text-properties officeooo:rsid="00e6b143"/>
    </style:style>
    <style:style style:name="T64" style:family="text">
      <style:text-properties officeooo:rsid="00e9d273"/>
    </style:style>
    <style:style style:name="T65" style:family="text">
      <style:text-properties officeooo:rsid="00eff872"/>
    </style:style>
    <style:style style:name="T66" style:family="text">
      <style:text-properties officeooo:rsid="00f19a8f"/>
    </style:style>
    <style:style style:name="T67" style:family="text">
      <style:text-properties officeooo:rsid="00f254f7"/>
    </style:style>
    <style:style style:name="T68" style:family="text">
      <style:text-properties officeooo:rsid="00f94f2f"/>
    </style:style>
    <style:style style:name="T69" style:family="text">
      <style:text-properties officeooo:rsid="00fab098"/>
    </style:style>
    <style:style style:name="T70" style:family="text">
      <style:text-properties officeooo:rsid="00fc1cd4"/>
    </style:style>
    <style:style style:name="T71" style:family="text">
      <style:text-properties officeooo:rsid="010b4634"/>
    </style:style>
    <style:style style:name="T72" style:family="text">
      <style:text-properties officeooo:rsid="010dcbce"/>
    </style:style>
    <style:style style:name="T73" style:family="text">
      <style:text-properties officeooo:rsid="010f092c"/>
    </style:style>
    <style:style style:name="T74" style:family="text">
      <style:text-properties officeooo:rsid="010f1416"/>
    </style:style>
    <style:style style:name="T75" style:family="text">
      <style:text-properties officeooo:rsid="01107b19"/>
    </style:style>
    <style:style style:name="T76" style:family="text">
      <style:text-properties officeooo:rsid="0113ca27"/>
    </style:style>
    <style:style style:name="T77" style:family="text">
      <style:text-properties officeooo:rsid="011bd216"/>
    </style:style>
    <style:style style:name="T78" style:family="text">
      <style:text-properties officeooo:rsid="011eb756"/>
    </style:style>
    <style:style style:name="T79" style:family="text">
      <style:text-properties officeooo:rsid="012202aa"/>
    </style:style>
    <style:style style:name="T80" style:family="text">
      <style:text-properties officeooo:rsid="012302ea"/>
    </style:style>
    <style:style style:name="T81" style:family="text">
      <style:text-properties officeooo:rsid="0126d667"/>
    </style:style>
    <style:style style:name="T82" style:family="text">
      <style:text-properties officeooo:rsid="0129ef20"/>
    </style:style>
    <style:style style:name="T83" style:family="text">
      <style:text-properties officeooo:rsid="0130627d"/>
    </style:style>
    <style:style style:name="T84" style:family="text">
      <style:text-properties officeooo:rsid="01342891"/>
    </style:style>
    <style:style style:name="T85" style:family="text">
      <style:text-properties officeooo:rsid="0135c560"/>
    </style:style>
    <style:style style:name="T86" style:family="text">
      <style:text-properties officeooo:rsid="0135fbbb"/>
    </style:style>
    <style:style style:name="T87" style:family="text">
      <style:text-properties officeooo:rsid="0136a751"/>
    </style:style>
    <style:style style:name="T88" style:family="text">
      <style:text-properties officeooo:rsid="013746c1"/>
    </style:style>
    <style:style style:name="T89" style:family="text">
      <style:text-properties officeooo:rsid="01400a34"/>
    </style:style>
    <style:style style:name="T90" style:family="text">
      <style:text-properties officeooo:rsid="0147c595"/>
    </style:style>
    <style:style style:name="T91" style:family="text">
      <style:text-properties officeooo:rsid="01489c97"/>
    </style:style>
    <style:style style:name="T92" style:family="text">
      <style:text-properties officeooo:rsid="014cba2e"/>
    </style:style>
    <style:style style:name="T93" style:family="text">
      <style:text-properties officeooo:rsid="014ece4c"/>
    </style:style>
    <style:style style:name="T94" style:family="text">
      <style:text-properties officeooo:rsid="01595dcb"/>
    </style:style>
    <style:style style:name="T95" style:family="text">
      <style:text-properties officeooo:rsid="015bed25"/>
    </style:style>
    <style:style style:name="T96" style:family="text">
      <style:text-properties officeooo:rsid="015c7522"/>
    </style:style>
    <style:style style:name="T97" style:family="text">
      <style:text-properties officeooo:rsid="01636061"/>
    </style:style>
    <style:style style:name="T98" style:family="text">
      <style:text-properties officeooo:rsid="0164adba"/>
    </style:style>
    <style:style style:name="T99" style:family="text">
      <style:text-properties officeooo:rsid="016acbc0"/>
    </style:style>
    <style:style style:name="T100" style:family="text">
      <style:text-properties officeooo:rsid="016c7301"/>
    </style:style>
    <style:style style:name="T101" style:family="text">
      <style:text-properties officeooo:rsid="01713a28"/>
    </style:style>
    <style:style style:name="T102" style:family="text">
      <style:text-properties officeooo:rsid="0175cb23"/>
    </style:style>
    <style:style style:name="T103" style:family="text">
      <style:text-properties officeooo:rsid="017afb6b"/>
    </style:style>
    <style:style style:name="T104" style:family="text">
      <style:text-properties officeooo:rsid="01830a1f"/>
    </style:style>
    <style:style style:name="T105" style:family="text">
      <style:text-properties style:font-name="Courier New1"/>
    </style:style>
    <style:style style:name="T106" style:family="text">
      <style:text-properties style:font-name="Courier New1" officeooo:rsid="018418d2"/>
    </style:style>
    <style:style style:name="T107" style:family="text">
      <style:text-properties officeooo:rsid="018418d2"/>
    </style:style>
    <style:style style:name="T108" style:family="text">
      <style:text-properties officeooo:rsid="01878875"/>
    </style:style>
    <style:style style:name="T109" style:family="text">
      <style:text-properties officeooo:rsid="018fc176"/>
    </style:style>
    <style:style style:name="T110" style:family="text">
      <style:text-properties officeooo:rsid="01907630"/>
    </style:style>
    <style:style style:name="T111" style:family="text">
      <style:text-properties officeooo:rsid="0192af87"/>
    </style:style>
    <style:style style:name="T112" style:family="text">
      <style:text-properties officeooo:rsid="019adcf8"/>
    </style:style>
    <style:style style:name="T113" style:family="text">
      <style:text-properties officeooo:rsid="019de618"/>
    </style:style>
    <style:style style:name="T114" style:family="text">
      <style:text-properties officeooo:rsid="01a14cbf"/>
    </style:style>
    <style:style style:name="T115" style:family="text">
      <style:text-properties officeooo:rsid="01a85623"/>
    </style:style>
    <style:style style:name="T116" style:family="text">
      <style:text-properties officeooo:rsid="01aa8dbc"/>
    </style:style>
    <style:style style:name="T117" style:family="text">
      <style:text-properties officeooo:rsid="01acbc68"/>
    </style:style>
    <style:style style:name="T118" style:family="text">
      <style:text-properties officeooo:rsid="01ae494f"/>
    </style:style>
    <style:style style:name="T119" style:family="text">
      <style:text-properties officeooo:rsid="01b11435"/>
    </style:style>
    <style:style style:name="T120" style:family="text">
      <style:text-properties officeooo:rsid="01b336d2"/>
    </style:style>
    <style:style style:name="T121" style:family="text">
      <style:text-properties officeooo:rsid="01b173e3"/>
    </style:style>
    <style:style style:name="T122" style:family="text">
      <style:text-properties officeooo:rsid="01b48c37"/>
    </style:style>
    <style:style style:name="T123" style:family="text">
      <style:text-properties officeooo:rsid="01bc0831"/>
    </style:style>
    <style:style style:name="T124" style:family="text">
      <style:text-properties officeooo:rsid="01bca4ce"/>
    </style:style>
    <style:style style:name="T125" style:family="text">
      <style:text-properties officeooo:rsid="01bd7e77"/>
    </style:style>
    <style:style style:name="T126" style:family="text">
      <style:text-properties officeooo:rsid="01bf514b"/>
    </style:style>
    <style:style style:name="T127" style:family="text">
      <style:text-properties officeooo:rsid="01c53574"/>
    </style:style>
    <style:style style:name="T128" style:family="text">
      <style:text-properties officeooo:rsid="01c83700"/>
    </style:style>
    <style:style style:name="T129" style:family="text">
      <style:text-properties officeooo:rsid="01cf5384"/>
    </style:style>
    <style:style style:name="T130" style:family="text">
      <style:text-properties officeooo:rsid="01d1d6b0"/>
    </style:style>
    <style:style style:name="T131" style:family="text">
      <style:text-properties officeooo:rsid="01d510da"/>
    </style:style>
    <style:style style:name="T132" style:family="text">
      <style:text-properties officeooo:rsid="01dcff4f"/>
    </style:style>
    <style:style style:name="T133" style:family="text">
      <style:text-properties style:font-name="Verdana2" officeooo:rsid="01d510da"/>
    </style:style>
    <style:style style:name="T134" style:family="text">
      <style:text-properties style:font-name="Verdana2" officeooo:rsid="01e3c650"/>
    </style:style>
    <style:style style:name="T135" style:family="text">
      <style:text-properties officeooo:rsid="01ebd59d"/>
    </style:style>
    <style:style style:name="T136" style:family="text">
      <style:text-properties officeooo:rsid="01ece418"/>
    </style:style>
    <style:style style:name="T137" style:family="text">
      <style:text-properties officeooo:rsid="01f2dc6b"/>
    </style:style>
    <style:style style:name="T138" style:family="text">
      <style:text-properties officeooo:rsid="01f3a44c"/>
    </style:style>
    <style:style style:name="T139" style:family="text">
      <style:text-properties officeooo:rsid="01f4f4e8"/>
    </style:style>
    <style:style style:name="T140" style:family="text">
      <style:text-properties officeooo:rsid="01fa7c36"/>
    </style:style>
    <style:style style:name="T141" style:family="text">
      <style:text-properties officeooo:rsid="02077d7c"/>
    </style:style>
    <style:style style:name="T142" style:family="text">
      <style:text-properties officeooo:rsid="020b50b2"/>
    </style:style>
    <style:style style:name="T143" style:family="text">
      <style:text-properties officeooo:rsid="020e5ecc"/>
    </style:style>
    <style:style style:name="T144" style:family="text">
      <style:text-properties officeooo:rsid="02108767"/>
    </style:style>
    <style:style style:name="T145" style:family="text">
      <style:text-properties officeooo:rsid="0214a23a"/>
    </style:style>
    <style:style style:name="T146" style:family="text">
      <style:text-properties officeooo:rsid="021822c1"/>
    </style:style>
    <style:style style:name="T147" style:family="text">
      <style:text-properties officeooo:rsid="0218d652"/>
    </style:style>
    <style:style style:name="T148" style:family="text">
      <style:text-properties officeooo:rsid="021a688d"/>
    </style:style>
    <style:style style:name="T149" style:family="text">
      <style:text-properties officeooo:rsid="021ca456"/>
    </style:style>
    <style:style style:name="T150" style:family="text">
      <style:text-properties officeooo:rsid="021ec61e"/>
    </style:style>
    <style:style style:name="T151" style:family="text">
      <style:text-properties officeooo:rsid="022380ae"/>
    </style:style>
    <style:style style:name="T152" style:family="text">
      <style:text-properties officeooo:rsid="0225aaa6"/>
    </style:style>
    <style:style style:name="T153" style:family="text">
      <style:text-properties officeooo:rsid="0225fede"/>
    </style:style>
    <style:style style:name="T154" style:family="text">
      <style:text-properties officeooo:rsid="0228cbdb"/>
    </style:style>
    <style:style style:name="T155" style:family="text">
      <style:text-properties officeooo:rsid="022a51f5"/>
    </style:style>
    <style:style style:name="T156" style:family="text">
      <style:text-properties officeooo:rsid="022c0c05"/>
    </style:style>
    <style:style style:name="T157" style:family="text">
      <style:text-properties officeooo:rsid="023464a1"/>
    </style:style>
    <style:style style:name="T158" style:family="text">
      <style:text-properties officeooo:rsid="02362e63"/>
    </style:style>
    <style:style style:name="T159" style:family="text">
      <style:text-properties officeooo:rsid="0237d542"/>
    </style:style>
    <style:style style:name="T160" style:family="text">
      <style:text-properties officeooo:rsid="023d1e28"/>
    </style:style>
    <style:style style:name="T161" style:family="text">
      <style:text-properties officeooo:rsid="0240f336"/>
    </style:style>
    <style:style style:name="T162" style:family="text">
      <style:text-properties officeooo:rsid="0245b1f1"/>
    </style:style>
    <style:style style:name="T163" style:family="text">
      <style:text-properties officeooo:rsid="0247ba4d"/>
    </style:style>
    <style:style style:name="T164" style:family="text">
      <style:text-properties officeooo:rsid="024f78bf"/>
    </style:style>
    <style:style style:name="T165" style:family="text">
      <style:text-properties officeooo:rsid="0253c36a"/>
    </style:style>
    <style:style style:name="T166" style:family="text">
      <style:text-properties officeooo:rsid="0256ef0a"/>
    </style:style>
    <style:style style:name="T167" style:family="text">
      <style:text-properties officeooo:rsid="025999c2"/>
    </style:style>
    <style:style style:name="T168" style:family="text">
      <style:text-properties officeooo:rsid="025dccdd"/>
    </style:style>
    <style:style style:name="T169" style:family="text">
      <style:text-properties officeooo:rsid="025e1211"/>
    </style:style>
    <style:style style:name="T170" style:family="text">
      <style:text-properties officeooo:rsid="0262aecb"/>
    </style:style>
    <style:style style:name="T171" style:family="text">
      <style:text-properties officeooo:rsid="026b8f0f"/>
    </style:style>
    <style:style style:name="T172" style:family="text">
      <style:text-properties officeooo:rsid="026f59f5"/>
    </style:style>
    <style:style style:name="T173" style:family="text">
      <style:text-properties officeooo:rsid="0273c7c2"/>
    </style:style>
    <style:style style:name="T174" style:family="text">
      <style:text-properties officeooo:rsid="0274ca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358"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9">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361" text:outline-level="2"><text:soft-page-break/>Wichtiges zum Buch</text:h>
      <text:h text:style-name="P371" text:outline-level="3">Worum geht es in diesem Buch</text:h>
      <text:h text:style-name="P371"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362" text:outline-level="2">Die Autorin</text:h>
      <text:p text:style-name="P13">Fragen per E-Mail an <text:span text:style-name="T6">die E-Mail-Adresse info@astrid-guenther.de</text:span></text:p>
      <text:h text:style-name="P359" text:outline-level="1">Eine Karte <text:span text:style-name="T15">mit Leaflet </text:span>erstellen</text:h>
      <text:p text:style-name="P19">Todo was behandelt dieses Kapitel?</text:p>
      <text:h text:style-name="P363"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501997475754033545" text:style-name="L1">
        <text:list-item>
          <text:p text:style-name="P303"><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303"><text:bookmark-start text:name="__DdeLink__456_1591445353"/>Erstellen Sie ein &lt;div&gt;-Element in dem die Karte angezeigt werden soll.<text:bookmark-end text:name="__DdeLink__456_1591445353"/></text:p>
        </text:list-item>
        <text:list-item>
          <text:p text:style-name="P303"><text:bookmark-start text:name="__DdeLink__458_1591445353"/>Erstellen Sie das Karten-Objekt.<text:bookmark-end text:name="__DdeLink__458_1591445353"/></text:p>
        </text:list-item>
        <text:list-item>
          <text:p text:style-name="P303"><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277"><text:bookmark-start text:name="__DdeLink__433_1591445353"/>&lt;!DOCTYPE html&gt;</text:p>
      <text:p text:style-name="P277">&lt;html&gt;</text:p>
      <text:p text:style-name="P277">&lt;head&gt;</text:p>
      <text:p text:style-name="P279">&lt;title&gt;Eine OSM Karte mit Leaflet&lt;/title&gt;</text:p>
      <text:p text:style-name="P277"><text:soft-page-break/>&lt;/head&gt;</text:p>
      <text:p text:style-name="P277">&lt;body&gt;</text:p>
      <text:p text:style-name="P278">&lt;/body&gt;</text:p>
      <text:p text:style-name="P278">&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858936441197312474" text:style-name="L2">
        <text:list-item>
          <text:p text:style-name="P304"><text:span text:style-name="T13">Erstellen Sie eine eigene </text:span>lokale Kopie <text:span text:style-name="T13">der Dateien</text:span></text:p>
        </text:list-item>
        <text:list-item>
          <text:p text:style-name="P305">Laden Sie die Dateien über ein Content Delivery Network (CDN)</text:p>
        </text:list-item>
      </text:list>
      <text:p text:style-name="P293">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280">&lt;title&gt;Eine OSM Karte mit Leaflet&lt;/title&gt;</text:p>
      <text:p text:style-name="P282"><text:bookmark-start text:name="__DdeLink__600_1677780976"/>&lt;link rel="stylesheet" href="https://unpkg.com/leaflet@1.1.0/dist/leaflet.css" /&gt;</text:p>
      <text:p text:style-name="P282">&lt;script src="https://unpkg.com/leaflet@1.1.0/dist/leaflet.js"&gt;&lt;/script&gt;</text:p>
      <text:p text:style-name="P286"><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87"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92">&lt;!DOCTYPE HTML&gt;</text:p>
      <text:p text:style-name="P292">&lt;html&gt;</text:p>
      <text:p text:style-name="P292">&lt;head&gt;</text:p>
      <text:p text:style-name="P292">&lt;title&gt;Eine OSM Karte mit Leaflet&lt;/title&gt;</text:p>
      <text:p text:style-name="P292">&lt;link rel="stylesheet" href="https://unpkg.com/leaflet@1.1.0/dist/leaflet.css" /&gt;</text:p>
      <text:p text:style-name="P292">&lt;script src="https://unpkg.com/leaflet@1.1.0/dist/leaflet.js"&gt;&lt;/script&gt;</text:p>
      <text:p text:style-name="P292">&lt;/head&gt;</text:p>
      <text:p text:style-name="P292">&lt;body&gt;</text:p>
      <text:p text:style-name="P283"><text:soft-page-break/>&lt;div style="height: 180px;" id="mapid"&gt;&lt;/div&gt;</text:p>
      <text:p text:style-name="P292">&lt;/body&gt;</text:p>
      <text:p text:style-name="P292">&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92"><text:bookmark-start text:name="__DdeLink__616_1677780976"/>&lt;!DOCTYPE HTML&gt;</text:p>
      <text:p text:style-name="P292">&lt;html&gt;</text:p>
      <text:p text:style-name="P292">&lt;head&gt;</text:p>
      <text:p text:style-name="P292">&lt;title&gt;Eine OSM Karte mit Leaflet&lt;/title&gt;</text:p>
      <text:p text:style-name="P292">&lt;link rel="stylesheet" href="https://unpkg.com/leaflet@1.1.0/dist/leaflet.css" /&gt;</text:p>
      <text:p text:style-name="P292">&lt;script src="https://unpkg.com/leaflet@1.1.0/dist/leaflet.js"&gt;&lt;/script&gt;</text:p>
      <text:p text:style-name="P292">&lt;/head&gt;</text:p>
      <text:p text:style-name="P292">&lt;body&gt;</text:p>
      <text:p text:style-name="P292">&lt;div style="height: 180px;" id="mapid"&gt;&lt;/div&gt;</text:p>
      <text:p text:style-name="P284"><text:bookmark-start text:name="__DdeLink__618_1677780976"/>&lt;script&gt;</text:p>
      <text:p text:style-name="P285">var mymap = L.map('mapid').setView([50.27264, 7.26469], 13);</text:p>
      <text:p text:style-name="P284">&lt;/script&gt;<text:bookmark-end text:name="__DdeLink__618_1677780976"/></text:p>
      <text:p text:style-name="P292">&lt;/body&gt;</text:p>
      <text:p text:style-name="P287"><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7">nächsten</text:span> Kapitel <text:span text:style-name="T37">werde</text:span> ich Ihnen <text:span text:style-name="T37">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7">verwende hier</text:span> OpenstreetMap zur Darstellung der Karte. Die rechtlichen <text:span text:style-name="T37">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88"><text:bookmark-start text:name="__DdeLink__29273_1677780976"/>&lt;!DOCTYPE HTML&gt;</text:p>
      <text:p text:style-name="P288">&lt;html&gt;</text:p>
      <text:p text:style-name="P288">&lt;head&gt;</text:p>
      <text:p text:style-name="P288">&lt;title&gt;Eine OSM Karte mit Leaflet&lt;/title&gt;</text:p>
      <text:p text:style-name="P288">&lt;link rel="stylesheet" href="https://unpkg.com/leaflet@1.1.0/dist/leaflet.css" /&gt;</text:p>
      <text:p text:style-name="P288">&lt;script src="https://unpkg.com/leaflet@1.1.0/dist/leaflet.js"&gt;&lt;/script&gt;</text:p>
      <text:p text:style-name="P288">&lt;/head&gt;</text:p>
      <text:p text:style-name="P288">&lt;body&gt;</text:p>
      <text:p text:style-name="P288">&lt;div style="height: 180px;" id="mapid"&gt;&lt;/div&gt;</text:p>
      <text:p text:style-name="P288">&lt;script&gt;</text:p>
      <text:p text:style-name="P288">var mymap = L.map('mapid').setView([50.27264, 7.26469], 13);</text:p>
      <text:p text:style-name="P288">L.tileLayer('http://{s}.tile.osm.org/{z}/{x}/{y}.png').addTo(mymap);</text:p>
      <text:p text:style-name="P288">&lt;/script&gt;</text:p>
      <text:p text:style-name="P288">&lt;/body&gt;</text:p>
      <text:p text:style-name="P288">&lt;/html&gt; todo 995<text:bookmark-end text:name="__DdeLink__29273_1677780976"/></text:p>
      <text:p text:style-name="P11"/>
      <text:p text:style-name="P11"/>
      <text:h text:style-name="P364"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372"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300">0</text:p>
          </table:table-cell>
          <table:table-cell table:style-name="Tabelle1.A2" office:value-type="string">
            <text:p text:style-name="P300">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300">1</text:p>
          </table:table-cell>
          <table:table-cell table:style-name="Tabelle1.A2" office:value-type="string">
            <text:p text:style-name="P300">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99">..</text:p>
          </table:table-cell>
          <table:table-cell table:style-name="Tabelle1.A2" office:value-type="string">
            <text:p text:style-name="P299">..</text:p>
          </table:table-cell>
          <table:table-cell table:style-name="Tabelle1.A2" office:value-type="string">
            <text:p text:style-name="P299">..</text:p>
          </table:table-cell>
          <table:table-cell table:style-name="Tabelle1.D2" office:value-type="string">
            <text:p text:style-name="P299">..</text:p>
          </table:table-cell>
        </table:table-row>
        <table:table-row>
          <table:table-cell table:style-name="Tabelle1.A2" office:value-type="string">
            <text:p text:style-name="P300">18</text:p>
          </table:table-cell>
          <table:table-cell table:style-name="Tabelle1.A2" office:value-type="string">
            <text:p text:style-name="P300"><text:bookmark-start text:name="__DdeLink__29186_1677780976"/>69 Mrd.<text:bookmark-end text:name="__DdeLink__29186_1677780976"/></text:p>
          </table:table-cell>
          <table:table-cell table:style-name="Tabelle1.A2" office:value-type="string">
            <text:p text:style-name="P300">153</text:p>
          </table:table-cell>
          <table:table-cell table:style-name="Tabelle1.D2" office:value-type="string">
            <text:p text:style-name="P300">0,6 m</text:p>
          </table:table-cell>
        </table:table-row>
        <table:table-row>
          <table:table-cell table:style-name="Tabelle1.A2" office:value-type="string">
            <text:p text:style-name="P300">19</text:p>
          </table:table-cell>
          <table:table-cell table:style-name="Tabelle1.A2" office:value-type="string">
            <text:p text:style-name="P300">275 Mrd.</text:p>
          </table:table-cell>
          <table:table-cell table:style-name="Tabelle1.A2" office:value-type="string">
            <text:p text:style-name="P300">76 m</text:p>
          </table:table-cell>
          <table:table-cell table:style-name="Tabelle1.D2" office:value-type="string">
            <text:p text:style-name="P300">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9">Vonstattenging</text:span>, fragen Sie sich sicher, ob es genauso einfach <text:span text:style-name="T38">eine</text:span> alternative <text:span text:style-name="T38">Darstellung – also Kacheln eines anderen Providers – zu verwenden. Die Antwort ist: Ja, es ist so einfach!</text:span></text:p>
      <text:p text:style-name="P37"><text:soft-page-break/>Ich zeige Ihnen hier zwei weitere Provider, nämlich Thunderforest <text:span text:style-name="T41">(</text:span><text:a xlink:type="simple" xlink:href="https://www.thunderforest.com/" text:style-name="Internet_20_link" text:visited-style-name="Visited_20_Internet_20_Link"><text:span text:style-name="T41">https://www.thunderforest.com/</text:span></text:a><text:span text:style-name="T41">) </text:span>und Stamen <text:span text:style-name="T42">(</text:span><text:a xlink:type="simple" xlink:href="https://stamen.com/" text:style-name="Internet_20_link" text:visited-style-name="Visited_20_Internet_20_Link"><text:span text:style-name="T42">https://stamen.com/</text:span></text:a><text:span text:style-name="T42">)</text:span>. Thunderforest erweitert von Openstreetmap angebotenen Kacheln und Stamen bietet etwas völlig anderes. Die Kacheln von Stamen sind eher künstlerischer Natur. <text:span text:style-name="T39">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6">neun</text:span> verschiedene Kachel-<text:span text:style-name="T44">V</text:span>arianten. <text:span text:style-name="T46">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6"> abgelegt. Die Transportvariante finden Sie unter der Adresse </text:span><text:span text:style-name="T32">https://{s}.tile.thunderforest.com/transport/{z}/{x}/{y}.png?apikey= YourApiKey.</text:span></text:p>
      <text:p text:style-name="P42"/>
      <text:list xml:id="list104138122550424262" text:style-name="L3">
        <text:list-item>
          <text:p text:style-name="P306">OpenCyclemap <text:span text:style-name="T46">(cycle)</text:span>:<text:line-break/><text:span text:style-name="T45">997.png todo</text:span></text:p>
        </text:list-item>
        <text:list-item>
          <text:p text:style-name="P306">Transport <text:span text:style-name="T46">(transport)</text:span></text:p>
        </text:list-item>
        <text:list-item>
          <text:p text:style-name="P307">Landscape <text:span text:style-name="T46">(landscape)</text:span>:<text:line-break/><text:span text:style-name="T44">Diese Darstellung konzentrierte sich auf Informationen in der Natur – ideal für den ländlichen Kontext.</text:span></text:p>
        </text:list-item>
        <text:list-item>
          <text:p text:style-name="P306">Outdoors <text:span text:style-name="T46">(outdoors)</text:span></text:p>
        </text:list-item>
        <text:list-item>
          <text:p text:style-name="P308">Transport Dark <text:span text:style-name="T46">(transport-dark)</text:span></text:p>
        </text:list-item>
        <text:list-item>
          <text:p text:style-name="P308">Spinal Map <text:span text:style-name="T46">(spinal-map)</text:span></text:p>
        </text:list-item>
        <text:list-item>
          <text:p text:style-name="P309">Pioneer <text:span text:style-name="T46">(pioneer)</text:span></text:p>
        </text:list-item>
        <text:list-item>
          <text:p text:style-name="P309">Mobile Atlas <text:span text:style-name="T46">(mobile-atlas)</text:span></text:p>
        </text:list-item>
        <text:list-item>
          <text:p text:style-name="P309">Neighbourhood <text:span text:style-name="T46">(neighbourhood)</text:span></text:p>
        </text:list-item>
      </text:list>
      <text:p text:style-name="P40"/>
      <text:p text:style-name="P38"><text:span text:style-name="T40">Wenn Sie</text:span> Thunderforest verwenden <text:span text:style-name="T40">möchten, </text:span>müssen Sie als Tile Layer nur die <text:span text:style-name="T40">im nachfolgenden Beispiel zu sehende </text:span>URL <text:span text:style-name="T43">angeben</text:span>. Der <text:span text:style-name="T40">nachfolgende Beispiel-</text:span>Programmcode zeigt Ihnen die genaue Syntax.</text:p>
      <text:p text:style-name="P289">&lt;!DOCTYPE HTML&gt;</text:p>
      <text:p text:style-name="P289"><text:soft-page-break/>&lt;html&gt;</text:p>
      <text:p text:style-name="P289">&lt;head&gt;</text:p>
      <text:p text:style-name="P289">&lt;title&gt;Eine OSM Karte mit Leaflet&lt;/title&gt;</text:p>
      <text:p text:style-name="P289">&lt;link rel="stylesheet" href="https://unpkg.com/leaflet@1.1.0/dist/leaflet.css" /&gt;</text:p>
      <text:p text:style-name="P289">&lt;script src="https://unpkg.com/leaflet@1.1.0/dist/leaflet.js"&gt;&lt;/script&gt;</text:p>
      <text:p text:style-name="P289">&lt;/head&gt;</text:p>
      <text:p text:style-name="P289">&lt;body&gt;</text:p>
      <text:p text:style-name="P289">&lt;div style="height: 180px;" id="mapid"&gt;&lt;/div&gt;</text:p>
      <text:p text:style-name="P289">&lt;script&gt;</text:p>
      <text:p text:style-name="P289">var mymap = L.map('mapid').setView([50.27264, 7.26469], 13);</text:p>
      <text:p text:style-name="P290">L.tileLayer('<text:span text:style-name="T47">https://{s}.tile.thunderforest.com/cycle/{z}/{x}/{y}.png?apikey=YourApiKey</text:span>').addTo(mymap);</text:p>
      <text:p text:style-name="P289">&lt;/script&gt;</text:p>
      <text:p text:style-name="P289">&lt;/body&gt;</text:p>
      <text:p text:style-name="P289">&lt;/html&gt; todo 994</text:p>
      <text:p text:style-name="P291"/>
      <text:h text:style-name="Heading_20_3" text:outline-level="3">Stamen</text:h>
      <text:p text:style-name="P43">Todo</text:p>
      <text:p text:style-name="P44">Man muss Skript einbinden und speziellen Layer erstellen.</text:p>
      <text:p text:style-name="P297"><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98"><text:s text:c="8"/>"watercolor": <text:s text:c="2"/>MAKE_PROVIDER("watercolor", "jpg", 1, 18),</text:p>
      <text:p text:style-name="P45">Bild 996.png</text:p>
      <text:p text:style-name="P47">Todo Achtung zoom 19 funktioniert nicht. <text:span text:style-name="T52">(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51">Es gibt noch tms</text:span></text:p>
      <text:p text:style-name="P58">todo http://leafletjs.com/examples/wms/wms.html</text:p>
      <text:h text:style-name="P365"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9">beschriebenen </text:span>Kachtel-<text:span text:style-name="T49">T</text:span>echnik bieten bietet der Web-Map-Service. <text:span text:style-name="T50">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53">html</text:span></text:p>
      <text:p text:style-name="P63"/>
      <text:p text:style-name="P62"><text:soft-page-break/></text:p>
      <text:p text:style-name="P63">995.png</text:p>
      <text:p text:style-name="P65">todo http://qgis.org/de/site/</text:p>
      <text:h text:style-name="P365"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4">ausschließlich vollständige</text:span> Layer zur Karte hinzugefügt. <text:span text:style-name="T54">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5">Dabei verwenden wir einfache geometrischen Objekten, die in einem zweidimensionalen Raum definiert. </text:span></text:p>
      <text:list xml:id="list2306979542110983883" text:style-name="L4">
        <text:list-item>
          <text:p text:style-name="P310"><text:span text:style-name="T55">Punkt/Marker:<text:line-break/>Das grundlegende Objekt ist der Punkt, den wir als ein Paar ganzer Zahlen – den Koordinaten – ansehen. In Leaflet gibt es Punkte und </text:span><text:span text:style-name="T59">komfortablere</text:span><text:span text:style-name="T55"> Punkte – die Marker.</text:span></text:p>
        </text:list-item>
        <text:list-item>
          <text:p text:style-name="P311">Linie:<text:line-break/>Eine Linie ist ein Paar von Punkten, von denen wir annehmen, dass sie durch einen geraden Linienabschnitt miteinander verbunden sind. </text:p>
        </text:list-item>
        <text:list-item>
          <text:p text:style-name="P311">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7">Punkte, </text:span>Marker, Linien und Polygone<text:bookmark-end text:name="__DdeLink__1061_736041745"/> auf die Karte malen können.</text:p>
      <text:h text:style-name="Heading_20_2" text:outline-level="2">Von Punkten, Markern, Linien, Polygonen, <text:span text:style-name="T72">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60">Karte</text:span> ist bisher nicht sehr spannend. <text:span text:style-name="T60">Landkarten</text:span>, die Straßen und Orte anzeigen findet man wie Sand am Meer. Auf Ihrer Website geht es sicher um etwas <text:span text:style-name="T56">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1">Point</text:span></text:a> stellt einen Punkt mit X- und Y-Koordinaten in <text:span text:style-name="T61">Pixeln</text:span> dar. <text:s/>Point-Objekte sind in Leaflet nicht zur Anzeige gedacht. Vielmehr wird mit Ihnen gearbeitet. <text:span text:style-name="T63">Zum Beispiel gibt es die </text:span><text:a xlink:type="simple" xlink:href="http://leafletjs.com/reference-1.1.0.html#map-methods-for-modifying-map-state" text:style-name="Internet_20_link" text:visited-style-name="Visited_20_Internet_20_Link"><text:span text:style-name="T63">Methode </text:span></text:a><text:a xlink:type="simple" xlink:href="http://leafletjs.com/reference-1.1.0.html#map-methods-for-modifying-map-state" text:style-name="Internet_20_link" text:visited-style-name="Visited_20_Internet_20_Link"><text:span text:style-name="T62">panBy(&lt;Point&gt; offset, &lt;Pan options&gt; options?)</text:span></text:a><text:span text:style-name="T63">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4">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281">var myMarker = L.marker([50.27264, 7.26469],</text:p>
      <text:p text:style-name="P281">{</text:p>
      <text:p text:style-name="P281">title:"Gering",</text:p>
      <text:p text:style-name="P281">alt:"Ein schönes kleines Dorf auf dem Maifeld in der Eifel",</text:p>
      <text:p text:style-name="P281">draggable:true</text:p>
      <text:p text:style-name="P281">}</text:p>
      <text:p text:style-name="P281">).addTo(mymap);</text:p>
      <text:p text:style-name="Quelltext">&lt;/script&gt;</text:p>
      <text:p text:style-name="Quelltext">&lt;/body&gt;</text:p>
      <text:p text:style-name="Quelltext">&lt;/html&gt; <text:span text:style-name="T67">987.html</text:span></text:p>
      <text:p text:style-name="Text_20_body"/>
      <text:p text:style-name="P81">todo was haben wir genau gemacht und was sind mindestanforderungen</text:p>
      <text:p text:style-name="P80">992.png</text:p>
      <text:p text:style-name="P83">Todo link zu ausfürhlicherem Markerbeispiel</text:p>
      <text:p text:style-name="P294">Sie müssen für einen Marker keine Variable <text:span text:style-name="T65">instanziieren</text:span>. <text:span text:style-name="T66">Sie können den Marker wie folgt zur Karte hinzufügen:<text:line-break/><text:line-break/></text:span><text:span text:style-name="T61">L.marker([50.27264, 7.26469], { title:"Gering", alt:"Ein schönes kleines Dorf auf dem Maifeld in der Eifel", draggable:true } ).addTo(mymap);<text:line-break/><text:line-break/></text:span><text:span text:style-name="T66">Falls aber später den Marker modifizieren möchten, benötigen Sie einen Namen um den Marker zu Identifizieren. </text:span></text:p>
      <text:p text:style-name="P82"><text:soft-page-break/>todo alle optionen beim markererstellen <text:span text:style-name="T70">http://leafletjs.com/reference-1.1.0.html#marker</text:span>.</text:p>
      <text:list xml:id="list2821113875002373376" text:style-name="L5">
        <text:list-item>
          <text:p text:style-name="P312">icon <text:span text:style-name="T69">(</text:span>Standardwert: *<text:span text:style-name="T69">)</text:span>:<text:line-break/><text:span text:style-name="T68">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8">Icons-Objekts</text:span></text:a><text:bookmark-end text:name="__DdeLink__1039_736041745"/><text:span text:style-name="T68">. Wenn Sie kein eigenes Icon beim Marker angegeben, wird das </text:span><text:a xlink:type="simple" xlink:href="http://leafletjs.com/reference-1.1.0.html#icon-default" text:style-name="Internet_20_link" text:visited-style-name="Visited_20_Internet_20_Link"><text:span text:style-name="T68">Standardsymbol</text:span></text:a><text:span text:style-name="T68"> verwendet.</text:span></text:p>
        </text:list-item>
        <text:list-item>
          <text:p text:style-name="P313">D</text:p>
        </text:list-item>
      </text:list>
      <text:h text:style-name="P373"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71">Die Klasse Polyline erweitert die abstrakte Klasse </text:span><text:a xlink:type="simple" xlink:href="http://leafletjs.com/reference-1.1.0.html#path" text:style-name="Internet_20_link" text:visited-style-name="Visited_20_Internet_20_Link"><text:span text:style-name="T71">Path</text:span></text:a><text:span text:style-name="T71">.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4">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3">Leaflet schließt Ihr Polygon automatisch.</text:span></text:p>
      <text:p text:style-name="P91">Todo Mindesanforderungen und was haben wir getan. <text:span text:style-name="T75">Und Optionen → vielleicht klassendiagramm</text:span></text:p>
      <text:p text:style-name="P92">990.png</text:p>
      <text:p text:style-name="P93">985.html</text:p>
      <text:p text:style-name="P91"/>
      <text:p text:style-name="Text_20_body"><text:soft-page-break/></text:p>
      <text:h text:style-name="P374" text:outline-level="3">Rechtecke und Kreise</text:h>
      <text:p text:style-name="P94">Kreise und Rechtecke könnten <text:span text:style-name="T76">man als </text:span><text:bookmark-start text:name="__DdeLink__1150_736041745"/><text:span text:style-name="T76">Polygon</text:span><text:bookmark-end text:name="__DdeLink__1150_736041745"/><text:span text:style-name="T76">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8">P</text:span>olyline<text:span text:style-name="T78">s</text:span> <text:span text:style-name="T78">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7">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9">http://www.duden.de/rechtschreibung/Layer</text:span></text:p>
      <text:p text:style-name="P101"><text:soft-page-break/></text:p>
      <text:p text:style-name="P104">Das Setzen von Klammern kann beim Arbeiten mit MultiPolygons und MultiPolylines sehr herausfordernd sein. </text:p>
      <text:list xml:id="list5380201879225318871" text:style-name="L6">
        <text:list-item>
          <text:p text:style-name="P314">Sie müssen zum einen das MultiPolyelement – MultiPolygon oder Multipolyline – mit einer Klammer versehen. </text:p>
        </text:list-item>
        <text:list-item>
          <text:p text:style-name="P314">Außerdem müssen Sie jedes Polyelement – Polyline oder Polygone – mit einer Klammer umgeben. </text:p>
        </text:list-item>
        <text:list-item>
          <text:p text:style-name="P314">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81">todo </text:span>fitBounds<text:span text:style-name="T81">()</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366" text:outline-level="2">Daten <text:span text:style-name="T80">mit</text:span> Layer<text:span text:style-name="T80">n g</text:span>ruppiere<text:span text:style-name="T48">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4">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83">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5">e</text:span>Group hauptsächlich um das Bearbeiten von Ereignissen <text:span text:style-name="T87">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6">methoden überall aulisten?</text:span></text:p>
      <text:p text:style-name="P117">todo was habe ich gemacht, <text:span text:style-name="T88">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9">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375" text:outline-level="3"><text:span text:style-name="T82">HTML und </text:span>CSS</text:h>
      <text:p text:style-name="P128">Sie wollen Ihre Leaflet Karte auch für mobile Geräte optimal konfigurieren? Als Erstes sollten Sie sicherstellen, dass die Karte passend angezeigt wird. <text:span text:style-name="T91">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7472587481104509172" text:style-name="L7">
        <text:list-item>
          <text:p text:style-name="P315"><text:span text:style-name="T90">Ich habe die Abstände, also </text:span><text:span text:style-name="T33">padding</text:span><text:span text:style-name="T91"> und </text:span><text:span text:style-name="T33">margin</text:span><text:span text:style-name="T91">, auf null gesetzt. So passt sich alles genau an die Seite an und es wird kein Platz mit Rändern verschwendet. </text:span></text:p>
        </text:list-item>
        <text:list-item>
          <text:p text:style-name="P316">Außerdem haben wir die Höhe auf 100% gesetzt, damit diese voll ausgenutzt wird. Den fixen Wert für die Höhe habe ich entfernt. So verschwindet auch die Bildlaufleiste am rechten Rand.</text:p>
        </text:list-item>
        <text:list-item>
          <text:p text:style-name="P317">Viewport. <text:span text:style-name="T92">Die Seite kann nicht verkleinert oder vergrößert werden – zoomen ist aber immer noch möglich!</text:span></text:p>
        </text:list-item>
      </text:list>
      <text:p text:style-name="P131">Todo Exkurs padding margin. Media query.</text:p>
      <text:p text:style-name="P129"><text:s/></text:p>
      <text:h text:style-name="P367"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93">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4">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6">möchten Sie vielleicht eine Pop-up Text ändern, wenn der Marker zum Pop-up bewegt wird.</text:span></text:p>
      <text:p text:style-name="P142">Leaflet bietet <text:span text:style-name="T95">Ihnen </text:span>34? Ereignisse, die die sie nutzen können. <text:span text:style-name="T95">(Todo ereignisse auflisten)</text:span></text:p>
      <text:p text:style-name="P142">---</text:p>
      <text:list xml:id="list4486581483604209176" text:style-name="L8">
        <text:list-item>
          <text:p text:style-name="P318">Layer events</text:p>
          <text:list>
            <text:list-item>
              <text:p text:style-name="P318">baselayerchange <text:tab/>LayersControlEvent <text:tab/>Fired when the base layer is changed through the layer control.</text:p>
            </text:list-item>
            <text:list-item>
              <text:p text:style-name="P319">overlayadd <text:tab/>LayersControlEvent <text:tab/>Fired when an overlay is selected through the layer control.</text:p>
            </text:list-item>
            <text:list-item>
              <text:p text:style-name="P319">overlayremove <text:tab/>LayersControlEvent <text:tab/>Fired when an overlay is deselected through the layer control.</text:p>
            </text:list-item>
            <text:list-item>
              <text:p text:style-name="P319">layeradd <text:tab/>LayerEvent <text:tab/>Fired when a new layer is added to the map.</text:p>
            </text:list-item>
            <text:list-item>
              <text:p text:style-name="P319"><text:soft-page-break/>layerremove <text:tab/>LayerEvent <text:tab/>Fired when some layer is removed from the map</text:p>
            </text:list-item>
          </text:list>
        </text:list-item>
        <text:list-item>
          <text:p text:style-name="P319">Map state change events</text:p>
          <text:list>
            <text:list-item>
              <text:p text:style-name="P319">zoomlevelschange <text:tab/>Event <text:tab/>Fired when the number of zoomlevels on the map is changed due to adding or removing a layer.</text:p>
            </text:list-item>
            <text:list-item>
              <text:p text:style-name="P319">resize <text:tab/>ResizeEvent <text:tab/>Fired when the map is resized.</text:p>
            </text:list-item>
            <text:list-item>
              <text:p text:style-name="P319">unload <text:tab/>Event <text:tab/>Fired when the map is destroyed with remove method.</text:p>
            </text:list-item>
            <text:list-item>
              <text:p text:style-name="P319">viewreset <text:tab/>Event <text:tab/>Fired when the map needs to redraw its content (this usually happens on map zoom or load). Very useful for creating custom overlays.</text:p>
            </text:list-item>
            <text:list-item>
              <text:p text:style-name="P319">load <text:tab/>Event <text:tab/>Fired when the map is initialized (when its center and zoom are set for the first time).</text:p>
            </text:list-item>
            <text:list-item>
              <text:p text:style-name="P319">zoomstart <text:tab/>Event <text:tab/>Fired when the map zoom is about to change (e.g. before zoom animation).</text:p>
            </text:list-item>
            <text:list-item>
              <text:p text:style-name="P319">movestart <text:tab/>Event <text:tab/>Fired when the view of the map starts changing (e.g. user starts dragging the map).</text:p>
            </text:list-item>
            <text:list-item>
              <text:p text:style-name="P319">zoom <text:tab/>Event <text:tab/>Fired repeatedly during any change in zoom level, including zoom and fly animations.</text:p>
            </text:list-item>
            <text:list-item>
              <text:p text:style-name="P319">move <text:tab/>Event <text:tab/>Fired repeatedly during any movement of the map, including pan and fly animations.</text:p>
            </text:list-item>
            <text:list-item>
              <text:p text:style-name="P319">zoomend <text:tab/>Event <text:tab/>Fired when the map has changed, after any animations.</text:p>
            </text:list-item>
            <text:list-item>
              <text:p text:style-name="P319">moveend <text:tab/>Event <text:tab/>Fired when the center of the map stops changing (e.g. user stopped dragging the map).</text:p>
            </text:list-item>
          </text:list>
        </text:list-item>
        <text:list-item>
          <text:p text:style-name="P319">Popup events</text:p>
          <text:list>
            <text:list-item>
              <text:p text:style-name="P319">popupopen <text:tab/>PopupEvent <text:tab/>Fired when a popup is opened in the map</text:p>
            </text:list-item>
            <text:list-item>
              <text:p text:style-name="P319">popupclose <text:tab/>PopupEvent <text:tab/>Fired when a popup in the map is closed</text:p>
            </text:list-item>
            <text:list-item>
              <text:p text:style-name="P319">autopanstart <text:tab/>Event <text:tab/>Fired when the map starts autopanning when opening a popup.</text:p>
            </text:list-item>
          </text:list>
        </text:list-item>
        <text:list-item>
          <text:p text:style-name="P319">Tooltip events</text:p>
          <text:list>
            <text:list-item>
              <text:p text:style-name="P319"><text:soft-page-break/>tooltipopen <text:tab/>TooltipEvent <text:tab/>Fired when a tooltip is opened in the map.</text:p>
            </text:list-item>
            <text:list-item>
              <text:p text:style-name="P319">tooltipclose <text:tab/>TooltipEvent <text:tab/>Fired when a tooltip in the map is closed.</text:p>
            </text:list-item>
          </text:list>
        </text:list-item>
        <text:list-item>
          <text:p text:style-name="P319">Location events</text:p>
          <text:list>
            <text:list-item>
              <text:p text:style-name="P319">locationerror <text:tab/>ErrorEvent <text:tab/>Fired when geolocation (using the locate method) failed.</text:p>
            </text:list-item>
            <text:list-item>
              <text:p text:style-name="P319">locationfound <text:tab/>LocationEvent <text:tab/>Fired when geolocation (using the locate method) went successfully.</text:p>
            </text:list-item>
          </text:list>
        </text:list-item>
        <text:list-item>
          <text:p text:style-name="P319">Interaction events</text:p>
          <text:list>
            <text:list-item>
              <text:p text:style-name="P319">click <text:tab/>MouseEvent <text:tab/>Fired when the user clicks (or taps) the map.</text:p>
            </text:list-item>
            <text:list-item>
              <text:p text:style-name="P319">dblclick <text:tab/>MouseEvent <text:tab/>Fired when the user double-clicks (or double-taps) the map.</text:p>
            </text:list-item>
            <text:list-item>
              <text:p text:style-name="P319">mousedown <text:tab/>MouseEvent <text:tab/>Fired when the user pushes the mouse button on the map.</text:p>
            </text:list-item>
            <text:list-item>
              <text:p text:style-name="P319">mouseup <text:tab/>MouseEvent <text:tab/>Fired when the user releases the mouse button on the map.</text:p>
            </text:list-item>
            <text:list-item>
              <text:p text:style-name="P319">mouseover <text:tab/>MouseEvent <text:tab/>Fired when the mouse enters the map.</text:p>
            </text:list-item>
            <text:list-item>
              <text:p text:style-name="P319">mouseout <text:tab/>MouseEvent <text:tab/>Fired when the mouse leaves the map.</text:p>
            </text:list-item>
            <text:list-item>
              <text:p text:style-name="P319">mousemove <text:tab/>MouseEvent <text:tab/>Fired while the mouse moves over the map.</text:p>
            </text:list-item>
            <text:list-item>
              <text:p text:style-name="P319">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19">keypress <text:tab/>KeyboardEvent <text:tab/>Fired when the user presses a key from the keyboard while the map is focused.</text:p>
            </text:list-item>
            <text:list-item>
              <text:p text:style-name="P319">preclick <text:tab/>MouseEvent <text:tab/>Fired before mouse click on the map (sometimes useful when you want something to happen on click before any existing click handlers start running).</text:p>
            </text:list-item>
          </text:list>
        </text:list-item>
        <text:list-item>
          <text:p text:style-name="P319">Other Methods</text:p>
          <text:list>
            <text:list-item>
              <text:p text:style-name="P319"><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8">Todo </text:span>Ein anderes Beispiel <text:span text:style-name="T98">erklären link zu wie man e ausgibt.</text:span> <text:span text:style-name="T97">983a.png - </text:span>976a.html → Marker Event. </text:p>
      <text:p text:style-name="P149"><text:span text:style-name="T99">Todo Beispiel nach </text:span>closePopupOnClick: false <text:span text:style-name="T99">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100">Todo </text:span>autoClose:false <text:span text:style-name="T100">man kriegt die nicht mehr zu :) und </text:span>keepInView:true</text:p>
      <text:p text:style-name="P148">Probieren wir das doch sofort einmal aus. Wir erstellen einen Marker und verbinden diesen mit einem Pop-up.</text:p>
      <text:p text:style-name="P150">982.png 975.html <text:span text:style-name="T100">(</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102">vielleicht heiß kalt beispiel machen und heiß kalt <text:s/>in id ausgegeben.</text:span></text:p>
      <text:p text:style-name="P295"><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1">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103">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301">&lt;matrikelnr&gt;12345&lt;/matrikelnr&gt;</text:p>
      <text:p text:style-name="P301">&lt;vorname&gt;<text:span text:style-name="T107">Peter</text:span>&lt;/vorname&gt;</text:p>
      <text:p text:style-name="P301">&lt;nachname&gt;<text:span text:style-name="T107">Pan</text:span>&lt;/nachname&gt;</text:p>
      <text:p text:style-name="P301">&lt;/student&gt;</text:p>
      <text:p text:style-name="P163"/>
      <text:p text:style-name="P163"/>
      <text:p text:style-name="P163"/>
      <text:p text:style-name="P163"/>
      <text:p text:style-name="P163">„<text:span text:style-name="T105">student“: {</text:span></text:p>
      <text:p text:style-name="P302">„<text:span text:style-name="T105">matrikelnr“: „12345“,</text:span></text:p>
      <text:p text:style-name="P302">„<text:span text:style-name="T105">vorname“: „</text:span><text:span text:style-name="T106">Peter</text:span><text:span text:style-name="T105">“,</text:span></text:p>
      <text:p text:style-name="P302">„<text:span text:style-name="T105">nachname“: „</text:span><text:span text:style-name="T106">Pan</text:span><text:span text:style-name="T105">“</text:span></text:p>
      <text:p text:style-name="P301">},</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4">Hier erwähne ich es, weil </text:span>Leaflet (todo gucken ob leaflet überall gleich geschrieben.) sehr gut im Umgang <text:span text:style-name="T104">mit GeoJSON-Daten ist</text:span>. In diesem Kapitel erfahren Sie, wie Sie Layer mithilfe von GeoJSON-Daten erstellen können und mit <text:span text:style-name="T104">den Daten </text:span>diese<text:span text:style-name="T104">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368"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6682915816108745735" text:style-name="L9">
        <text:list-item>
          <text:p text:style-name="P320">Point, </text:p>
        </text:list-item>
        <text:list-item>
          <text:p text:style-name="P320">LineString, </text:p>
        </text:list-item>
        <text:list-item>
          <text:p text:style-name="P320">Polygon, </text:p>
        </text:list-item>
        <text:list-item>
          <text:p text:style-name="P320">MultiPoint, </text:p>
        </text:list-item>
        <text:list-item>
          <text:p text:style-name="P320">MultiLineString, </text:p>
        </text:list-item>
        <text:list-item>
          <text:p text:style-name="P320">MultiPolygon und </text:p>
        </text:list-item>
        <text:list-item>
          <text:p text:style-name="P320">GeometryCollection. </text:p>
        </text:list-item>
      </text:list>
      <text:p text:style-name="P194">Todo gucken ob ich überall diese Geometrien alle verwende</text:p>
      <text:p text:style-name="P194">Features in GeoJSON enthalten ein Geometrieobjekt, zusätzliche Eigenschaften und eine Feature-Sammlung stellt eine Liste von Features dar.</text:p>
      <text:p text:style-name="P166"><text:s/><text:span text:style-name="T108">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10">H</text:span>ier ein ganz einfaches <text:span text:style-name="T110">Beispiel</text:span>: <text:span text:style-name="T109">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9">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11">und zur Karte hinzugefügt </text:span>werden. <text:span text:style-name="T111">(todo verkettet hinzufügen oder allein erklären? Oder habe ich schon erklärt?). </text:span></text:p>
      <text:p text:style-name="P171">973.html</text:p>
      <text:p text:style-name="P195">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12">auch auf Featurecollection und geometriecollection eingehen.</text:span></text:p>
      <text:h text:style-name="Heading_20_4" text:outline-level="4">Donuts</text:h>
      <text:h text:style-name="P376"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13">todo </text:span>stringify <text:span text:style-name="T113">(</text:span><text:a xlink:type="simple" xlink:href="https://developer.mozilla.org/de/docs/Web/JavaScript/Reference/Global_Objects/JSON/stringify" text:style-name="Internet_20_link" text:visited-style-name="Visited_20_Internet_20_Link"><text:span text:style-name="T113">https://developer.mozilla.org/de/docs/Web/JavaScript/Reference/Global_Objects/JSON/stringify</text:span></text:a><text:span text:style-name="T113">)</text:span></text:p>
      <text:p text:style-name="P186">todo Ergebnis im Bild</text:p>
      <text:h text:style-name="P377" text:outline-level="3">Stylen</text:h>
      <text:p text:style-name="P179">Sie können neben den hier beschriebenen Optionen auf eine große Auswahl weitere Styles zugreifen. Die vollständige Liste finden Sie in der Dokumentation von Leaflet. <text:span text:style-name="T114">Sehen Sie sich dazu die Optionen zum Path-Objekt an: </text:span><text:a xlink:type="simple" xlink:href="http://leafletjs.com/reference-1.1.0.html#path" text:style-name="Internet_20_link" text:visited-style-name="Visited_20_Internet_20_Link"><text:span text:style-name="T114">http://leafletjs.com/reference-1.1.0.html#path</text:span></text:a><text:span text:style-name="T114">.</text:span></text:p>
      <text:p text:style-name="P183">Todo Optionen auflisten?</text:p>
      <text:h text:style-name="Heading_20_4" text:outline-level="4"><text:bookmark-start text:name="__DdeLink__1746_736041745"/>Ein einfaches Beispiel – <text:span text:style-name="T115">style:</text:span><text:bookmark-end text:name="__DdeLink__1746_736041745"/></text:h>
      <text:p text:style-name="P184">Der nachfolgende Programmcode zeigt Ihnen an einem Beispiel, wie Sie Styles zusammen mit GeoJSON Layern verwenden können.</text:p>
      <text:p text:style-name="P186">Todo was habe ich genau gemacht? </text:p>
      <text:p text:style-name="P185">970.html</text:p>
      <text:p text:style-name="P185"/>
      <text:p text:style-name="P186">todo Ergebnis im Bild</text:p>
      <text:p text:style-name="P186"/>
      <text:h text:style-name="P388" text:outline-level="4">Ein komple<text:span text:style-name="T116">xe</text:span>res Beispiel mit Ereignissen</text:h>
      <text:p text:style-name="P188">969.html</text:p>
      <text:p text:style-name="P188">todo marker ändert Farbe nicht.</text:p>
      <text:p text:style-name="P187"/>
      <text:h text:style-name="Heading_20_3" text:outline-level="3"><text:soft-page-break/>Iterieren</text:h>
      <text:p text:style-name="P189">Interessant wird es, wenn man mit vielen Daten arbeitet. Und, beim Arbeiten mit vielen Daten werden Sie die Möglichkeit, alle Features mit einem Schlag zu bearbeiten, zu schätzen lernen.</text:p>
      <text:h text:style-name="P389" text:outline-level="4">OneEachfeature</text:h>
      <text:p text:style-name="P193">Eine Funktion, die einmal für jede erstellte Funktion aufgerufen wird, nachdem sie erstellt und gestylt wurde. Nützlich zum Anhängen von Ereignissen und Popups an Features. Die Voreinstellung ist, mit den neu erstellten Ebenen nichts zu tun:</text:p>
      <text:p text:style-name="P190">968.html</text:p>
      <text:p text:style-name="P191">todo: <text:a xlink:type="simple" xlink:href="http://leafletjs.com/reference-1.1.0.html#geojson-oneachfeature" text:style-name="Internet_20_link" text:visited-style-name="Visited_20_Internet_20_Link"><text:span text:style-name="T117">http://leafletjs.com/reference-1.1.0.html#geojson-oneachfeature</text:span></text:a></text:p>
      <text:p text:style-name="P191"/>
      <text:p text:style-name="P190"/>
      <text:h text:style-name="P390" text:outline-level="4">Punkt zu Ebene</text:h>
      <text:p text:style-name="P192">Eine Funktion, die festlegt, wie GeoJSON <text:span text:style-name="T118">neue Ebenen</text:span> schichte<text:span text:style-name="T118">t</text:span>. Diese Funktion wird automatisch intern aufgerufen, wenn Daten hinzugefügt werden. Übergeben werden die Variablen GeoJSON Punkt-Funktion und seine LatLng. Die Voreinstellung ist, einen Standard-Marker zu erzeugen:</text:p>
      <text:p text:style-name="P190">96<text:span text:style-name="T117">7</text:span>.html</text:p>
      <text:p text:style-name="P190">todo: <text:a xlink:type="simple" xlink:href="http://leafletjs.com/reference-1.1.0.html#geojson-pointtolayer" text:style-name="Internet_20_link" text:visited-style-name="Visited_20_Internet_20_Link">http://leafletjs.com/reference-1.1.0.html#geojson-pointtolayer</text:a></text:p>
      <text:p text:style-name="P190"/>
      <text:h text:style-name="Heading_20_4" text:outline-level="4">Filter</text:h>
      <text:p text:style-name="P197">966.html</text:p>
      <text:p text:style-name="P197"/>
      <text:p text:style-name="P197">todo vielleicht noch tipp gpsies https://www.gpsies.com/map.do?fileId=rvvclfejgrlqfrom</text:p>
      <text:h text:style-name="Heading_20_1" text:outline-level="1">Heatmaps und Choroplethenkarte<text:span text:style-name="T123">n</text:span></text:h>
      <text:p text:style-name="P200">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01">Zwei Typen von Karten – nämlich Heatmaps und Choroplethenkarten – sehen wir uns nun näher an. <text:span text:style-name="T124">Beginnen wir mit der Heatmap.</text:span></text:p>
      <text:h text:style-name="P369" text:outline-level="2">Heatmaps</text:h>
      <text:h text:style-name="Heading_20_3" text:outline-level="3">Was ist eine Heatmap?</text:h>
      <text:p text:style-name="P196">todo <text:a xlink:type="simple" xlink:href="https://de.wikipedia.org/wiki/Heatmap" text:style-name="Internet_20_link" text:visited-style-name="Visited_20_Internet_20_Link"><text:span text:style-name="T121">https://de.wikipedia.org/wiki/Heatmap</text:span></text:a><text:span text:style-name="T121"> </text:span></text:p>
      <text:p text:style-name="P196"><text:span text:style-name="T125">Heatmaps kennen wir im Deutschen auch unter dem Namen </text:span>Wärmebild. <text:span text:style-name="T125">Eine Heatmap </text:span>ist <text:span text:style-name="T125">im Grunde genommen </text:span>ein Diagramm, <text:span text:style-name="T126">mit dem Daten v</text:span>isualisier<text:span text:style-name="T125">t werden. Meist liegt eine mathematische </text:span>Funktion <text:span text:style-name="T126">zugrunde. Diese Funktion bildet </text:span>eine zweidimensionale Definitionsmenge – <text:span text:style-name="T126">beispielsweise </text:span>Punkte <text:span text:style-name="T126">auf einer </text:span>Landkarte – <text:span text:style-name="T126">ab.</text:span> <text:span text:style-name="T126">Je nach Verteilung werden bestimmte Bereich </text:span>farblich <text:span text:style-name="T126">hervorgehoben</text:span>. Diese Visualisierung dient dazu, i<text:span text:style-name="T126">n </text:span>einer großen Datenmenge intuitiv und schnell einen Überblick zu <text:span text:style-name="T126">bekommen. In der grafischen Darstellung kristallisieren sind </text:span>besonders markante Werte <text:span text:style-name="T126">oft schnell heraus</text:span>.</text:p>
      <text:p text:style-name="P203">Heatmaps färben Bereich unterschiedlich, wenn die Intensität oder die Dichte des untersuchten Objektes unterschiedlich ist. </text:p>
      <text:p text:style-name="P229">Todo Dichte und Intensität, geht es hier nur um Dichte? Wir müssen Intensität über Umwege machen.</text:p>
      <text:p text:style-name="P204">todo https://en.wikipedia.org/wiki/Multivariate_kernel_density_estimation</text:p>
      <text:p text:style-name="P202">Meist werden bei geringer Intensität oder geringer Dichte kalte Farben verwendet und bei einem hohen Aufkommen wird der Bereich mit warmen Farben eingefärbt. Dies erklärt auch den Namen Heatmap – der englische Begriff für Hitze ist <text:span text:style-name="T58">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378" text:outline-level="3">Heatmaps in Leaflet – <text:span text:style-name="T140">Dichte</text:span></text:h>
      <text:p text:style-name="P205">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7">https://github.com/Leaflet/Leaflet.heat</text:span></text:a></text:p>
      <text:p text:style-name="P206">todo leaflet heat ist alternative</text:p>
      <text:p text:style-name="P209">todo was haben wir gemacht:</text:p>
      <text:p text:style-name="P206"><text:soft-page-break/>965.html</text:p>
      <text:p text:style-name="P207">Das Ergebnis sehen Sie im nachfolgenden Bild. Da wir noch nichts <text:span text:style-name="T129">gestaltet</text:span> haben, sehen Sie Standardansicht. Diese ist noch nicht sehr rudimentär. <text:span text:style-name="T128">Das geht besser, Sie werden sehen.</text:span> </text:p>
      <text:p text:style-name="P207"/>
      <text:h text:style-name="Heading_20_4" text:outline-level="4">Stile-<text:span text:style-name="T130">Optionen</text:span></text:h>
      <text:p text:style-name="P210">Das <text:a xlink:type="simple" xlink:href="https://github.com/Leaflet/Leaflet.heat" text:style-name="Internet_20_link" text:visited-style-name="Visited_20_Internet_20_Link">Plugin Leaflet.heat</text:a> erlaubt es Ihnen Parameter zu übergeben. <text:span text:style-name="T131">Dabei haben Sie folgende Möglichkeiten:</text:span></text:p>
      <text:list xml:id="list3007531218961197145" text:style-name="L10">
        <text:list-item>
          <text:p text:style-name="P321"><text:span text:style-name="T34">minOpacity</text:span><text:span text:style-name="T131">: <text:line-break/></text:span><text:span text:style-name="T34">minOpacity </text:span><text:span text:style-name="T134">gibt die </text:span><text:span text:style-name="T131">minimale Dichte an, ab der die Anzeige beginnt.</text:span></text:p>
        </text:list-item>
        <text:list-item>
          <text:p text:style-name="P321"><text:span text:style-name="T34">maxZoom</text:span><text:span text:style-name="T131">:<text:line-break/></text:span><text:span text:style-name="T34">maxZoom</text:span><text:span text:style-name="T133"> </text:span><text:span text:style-name="T134">sollte auf die </text:span><text:span text:style-name="T131">Zoomstufe gesetzt werden, bei der die Punkte die maximale Intensität erreichen. Als Standard wird der Wert, der für </text:span><text:span text:style-name="T34">maxZoom</text:span><text:span text:style-name="T131">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322"><text:span text:style-name="T34">max</text:span><text:span text:style-name="T131">:<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1">korrekt</text:span></text:a><text:span text:style-name="T131">.</text:span></text:p>
        </text:list-item>
        <text:list-item>
          <text:p text:style-name="P322"><text:span text:style-name="T34">radius</text:span><text:span text:style-name="T131">:<text:line-break/>Dieser Wert erklärt sich meiner Meinung nach von selbst. Mit dem Wert </text:span><text:span text:style-name="T34">radius</text:span><text:span text:style-name="T131"> geben Sie die Größe an, in der die Punkte angezeigt werden sollen. 25 ist der Standardwert.</text:span></text:p>
        </text:list-item>
        <text:list-item>
          <text:p text:style-name="P322"><text:span text:style-name="T34">blur</text:span><text:span text:style-name="T131">:<text:line-break/>Mit dem Wert </text:span><text:span text:style-name="T34">blur</text:span><text:span text:style-name="T131"> können Sie die Schärfe beeinflussen. Der Wert bestimmt, wie viele Punkte zusammen gefasst werden. Ein niedriger </text:span><text:span text:style-name="T34">blur</text:span><text:span text:style-name="T131"> Wert erzeugt einzelnen Punkte, wohingegen ein hoher Wert mehrere Punkte zusammenfasst. Standardmäßig ist der Wert mit 15 festgesetzt.</text:span></text:p>
        </text:list-item>
        <text:list-item>
          <text:p text:style-name="P323"><text:span text:style-name="T34">Gradient</text:span><text:span text:style-name="T131">:<text:line-break/>Der Wert Gradient steht für die Konfiguration des Farbverlaufs. Standardwert ist </text:span><text:span text:style-name="T34">{0.4: 'blue', 0.65: 'lime', 1: 'red'}</text:span><text:span text:style-name="T131">. Sie </text:span><text:soft-page-break/><text:span text:style-name="T131">können beliebig viele Werte zwischen </text:span><text:span text:style-name="T34">0</text:span><text:span text:style-name="T131"> und </text:span><text:span text:style-name="T34">1</text:span><text:span text:style-name="T131"> angeben. Die Farbe die am Rand, also bei geringer Dichte angezeigt werden soll, sollten Sie mit dem <text:s/>niedrigen Wert angeben. Die Farbe, die im Zentrum zu sehen sein soll, geben Sie idealerweise beim Wert </text:span><text:span text:style-name="T34">1</text:span><text:span text:style-name="T131"> an.</text:span></text:p>
        </text:list-item>
      </text:list>
      <text:p text:style-name="P211">Blur 1 <text:span text:style-name="T135">980a.png</text:span></text:p>
      <text:p text:style-name="P212">blur 40 <text:span text:style-name="T132">(ausgewaschen) 980b.png</text:span></text:p>
      <text:p text:style-name="P213">maxzoom 6 <text:span text:style-name="T135">980c.png</text:span></text:p>
      <text:p text:style-name="P213">maxzoom 13 <text:span text:style-name="T135">980d.png</text:span></text:p>
      <text:p text:style-name="P214"><text:span text:style-name="T136">gradien </text:span>{0.1: '#edf8fb', 0.2: '#ccece6', 0.3: '#99d8c9', 0.5: '#66c2a4', 0.7: '#2ca25f', 1: '#006d2c'} <text:span text:style-name="T136">980e</text:span></text:p>
      <text:p text:style-name="P296">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5">Zusätzlich zu den Stil Optionen bietet Ihnen Leaflet.heat vier Methoden:</text:p>
      <text:list xml:id="list2356541355030025943" text:style-name="L11">
        <text:list-item>
          <text:p text:style-name="P324">setOptions(options): Sets new heatmap options and redraws it.</text:p>
        </text:list-item>
        <text:list-item>
          <text:p text:style-name="P324">addLatLng(latlng): Adds a new point to the heatmap and redraws it.</text:p>
        </text:list-item>
        <text:list-item>
          <text:p text:style-name="P324">setLatLngs(latlngs): Resets heatmap data and redraws it.</text:p>
        </text:list-item>
        <text:list-item>
          <text:p text:style-name="P324">redraw(): Redraws the heatmap. Diese Methode beim Ausführen der drei anderen Methoden automatisch ausgeführt, so das Sie dies nicht selbst veranlassen müssen.</text:p>
        </text:list-item>
      </text:list>
      <text:p text:style-name="P216"/>
      <text:p text:style-name="P216"><text:span text:style-name="T137">Todo </text:span>Beispiel mit add Lat 964.html <text:span text:style-name="T138">und 979.png</text:span></text:p>
      <text:p text:style-name="P217">todo schönes Beispiel mit mous event: <text:a xlink:type="simple" xlink:href="http://leaflet.github.io/Leaflet.heat/demo/draw.html" text:style-name="Internet_20_link" text:visited-style-name="Visited_20_Internet_20_Link"><text:span text:style-name="T139">http://leaflet.github.io/Leaflet.heat/demo/draw.html</text:span></text:a><text:span text:style-name="T139"> <text:s/></text:span><text:a xlink:type="simple" xlink:href="https://github.com/Leaflet/Leaflet.heat/blob/gh-pages/demo/draw.html" text:style-name="Internet_20_link" text:visited-style-name="Visited_20_Internet_20_Link"><text:span text:style-name="T139">https://github.com/Leaflet/Leaflet.heat/blob/gh-pages/demo/draw.html</text:span></text:a></text:p>
      <text:p text:style-name="P217"/>
      <text:p text:style-name="P217"/>
      <text:p text:style-name="P218">todo Beispiel mit Methoden 963.html</text:p>
      <text:h text:style-name="Heading_20_4" text:outline-level="4"><text:soft-page-break/>Marker</text:h>
      <text:p text:style-name="P219">962.html</text:p>
      <text:p text:style-name="P208">980.png</text:p>
      <text:h text:style-name="Heading_20_3" text:outline-level="3">Heatmaps mit Leaflet – hetmap.js – <text:span text:style-name="T140">Intensität </text:span></text:h>
      <text:p text:style-name="P220"><text:a xlink:type="simple" xlink:href="https://github.com/pa7/heatmap.js" text:style-name="Internet_20_link" text:visited-style-name="Visited_20_Internet_20_Link">https://github.com/pa7/heatmap.js</text:a></text:p>
      <text:p text:style-name="P22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22">todo ich muss baselayer mit variabelen versehen weil ich nutez.</text:p>
      <text:p text:style-name="P224">Todo doku <text:a xlink:type="simple" xlink:href="https://www.patrick-wied.at/static/heatmapjs/docs.html" text:style-name="Internet_20_link" text:visited-style-name="Visited_20_Internet_20_Link">https://www.patrick-wied.at/static/heatmapjs/docs.html</text:a></text:p>
      <text:p text:style-name="P225">odo optionen</text:p>
      <text:p text:style-name="P223">961.html</text:p>
      <text:p text:style-name="P223"/>
      <text:p text:style-name="P223">960.html → add data</text:p>
      <text:p text:style-name="P225"/>
      <text:h text:style-name="Heading_20_3" text:outline-level="3">Interaktive Heatmaps</text:h>
      <text:p text:style-name="P226">959.html</text:p>
      <text:h text:style-name="Heading_20_3" text:outline-level="3">Anmimierte Heatmaps</text:h>
      <text:p text:style-name="P227">958.html</text:p>
      <text:h text:style-name="P369" text:outline-level="2">Choroplethenkarte</text:h>
      <text:p text:style-name="P228">Im vorigen Kapitel haben wir mit Heatmaps die Dichte von Punkten oder eine bestimmte Eigenschaft farblich abgebildet. Eine Choroplethenkarte macht erst einmal nichts anderes. Sie visualisiert die Dichte oder die Intensität bestimmter Objekte. <text:span text:style-name="T141">Allerdings tut sie dies relativ zu einem Polygon. Eine bekannte Choroplethenkarte zeigt die Bevölkerungsdichte eines Landes. </text:span></text:p>
      <text:p text:style-name="P230">Das Schöne ist, dass wir mit Leaflet keine zusätzlichen Plugins benötigen. Leaflet ist wie dafür gemacht, GeoJSON Daten als Choroplethenkarte anzuzeigen.</text:p>
      <text:h text:style-name="P379" text:outline-level="3">Was ist eine Choroplethenkarte?</text:h>
      <text:p text:style-name="P198"><text:span text:style-name="T120">Todo </text:span><text:a xlink:type="simple" xlink:href="https://de.wikipedia.org/wiki/Choroplethenkarte" text:style-name="Internet_20_link" text:visited-style-name="Visited_20_Internet_20_Link"><text:span text:style-name="T120">https://de.wikipedia.org/wiki/Choroplethenkarte</text:span></text:a><text:span text:style-name="T120"> </text:span></text:p>
      <text:p text:style-name="P199"><text:span text:style-name="T120">Choroplethenkarten werden in Deutschland auch Flächenkartogramme oder Flächenwertstufenkarten genannt. Diese Karten haben ein bestimmtes Thema. </text:span><text:soft-page-break/><text:span text:style-name="T120">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380" text:outline-level="3">Choroplethenkarte<text:span text:style-name="T122">n in Leaflet</text:span></text:h>
      <text:p text:style-name="P231"><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2">todo hier habe ich daten heruntergeladen und es ist ein gutes Beispiel für eine Kartenanwendung.</text:span></text:p>
      <text:h text:style-name="Heading_20_4" text:outline-level="4">GeoJson</text:h>
      <text:p text:style-name="P234">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3">Wenn Sie die Daten in einer JavaSript Datei ablegen, können Sie diese gleichzeitig als Variabel deklarieren. </text:span></text:p>
      <text:p text:style-name="P238">Todo Beispielcode hier.</text:p>
      <text:p text:style-name="P235">Das Beispiel zeigt nur einen Codeausschnitt. Die Vollständige Datei wäre todo Zielen lang und würde ein eigenen Buch füllen.</text:p>
      <text:p text:style-name="P235">Einbinden können Sie diese in Ihre HTML-Datei mit der <text:span text:style-name="T144">Zeile.</text:span></text:p>
      <text:p text:style-name="P237">&lt;script src="gemeinden.js"&gt;&lt;/script&gt;</text:p>
      <text:p text:style-name="P236"/>
      <text:h text:style-name="Heading_20_4" text:outline-level="4">Farben</text:h>
      <text:p text:style-name="Text_20_body"/>
      <text:h text:style-name="Heading_20_4" text:outline-level="4">Stile</text:h>
      <text:h text:style-name="P381" text:outline-level="3">Normalisierte Choroplethenkarten</text:h>
      <text:p text:style-name="P232">Todo überall anfang und schluss</text:p>
      <text:p text:style-name="P232"/>
      <text:p text:style-name="P233">todo Fläche selbst ausrechnen: https://stackoverflow.com/questions/18484619/checking-size-of-polygon-drawn-with-leaflet-l-draw-polyline</text:p>
      <text:h text:style-name="Heading_20_1" text:outline-level="1"><text:soft-page-break/>Custom Markers</text:h>
      <text:p text:style-name="P239">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5">erleichtert.</text:span></text:p>
      <text:h text:style-name="Heading_20_2" text:outline-level="2">Einen individuellen Marker erstellen</text:h>
      <text:p text:style-name="P240">Wenn Leafelt einen Marker auf einer Karte anzeigt, werden gleich zwei Bilddateien angezeigt: Das eigentliche Bild und ein Schatten. <text:span text:style-name="T146">Mit einem passenden Schatten fallend die Marker eher ins Auge. Der Schatten verleiht dem Marker ein Tiefe. So heben Sie sich besser von der Karte ab.</text:span></text:p>
      <text:p text:style-name="P241">Wir haben Leaflet bisher in unseren Beispieldateien als CND genutzt. Ich hatte Ihnen aber in Kaptiel todo auch erklärt, wie Sie Leaflet downloaden können. Wenn Sie Leafelet auf Ihren Rechner herunterladen sehen Sie – <text:s/><text:span text:style-name="T147">sofort in der ersten Ebene – </text:span>eine<text:span text:style-name="T147">n</text:span> Unterordner, der <text:span text:style-name="T30">images</text:span> heißt. <text:span text:style-name="T148">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42">978.png</text:p>
      <text:p text:style-name="P243"/>
      <text:p text:style-name="P243">Todo <text:a xlink:type="simple" xlink:href="https://www.gimp.org/" text:style-name="Internet_20_link" text:visited-style-name="Visited_20_Internet_20_Link">https://www.gimp.org/</text:a></text:p>
      <text:p text:style-name="P249">todo link zu nächstem Kapitel mit Plugin</text:p>
      <text:p text:style-name="P243">Wie Sie ein eigenes Image erstellen, gehört nicht zum Thema dieses Buches. Hier möchte ich Ihnen nur ein paar Punkte aufzählen, die Sie beachten sollten. Wenn Sie das</text:p>
      <text:p text:style-name="P243"/>
      <text:p text:style-name="P243">todo </text:p>
      <text:p text:style-name="P243">Wenn zwei Bilder haben, also ein Bild, das Ihren Marker selbst darstellt und eines, das den Schatten zeigt, dann können wir dieses in Ihre Karte einbinden. Alternativ können Sie zum Ausprobieren auch die Dateien im Tutorial <text:span text:style-name="T149">verwenden</text:span></text:p>
      <text:p text:style-name="P244"><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44"><text:a xlink:type="simple" xlink:href="http://leafletjs.com/examples/custom-icons/leaf-red.png" text:style-name="Internet_20_link" text:visited-style-name="Visited_20_Internet_20_Link">http://leafletjs.com/examples/custom-icons/leaf-red.png</text:a></text:p>
      <text:p text:style-name="P244"><text:soft-page-break/><text:a xlink:type="simple" xlink:href="http://leafletjs.com/examples/custom-icons/leaf-orange.png" text:style-name="Internet_20_link" text:visited-style-name="Visited_20_Internet_20_Link">http://leafletjs.com/examples/custom-icons/leaf-orange.png</text:a></text:p>
      <text:p text:style-name="P244"><text:bookmark-start text:name="__DdeLink__2460_1538529263"/>http://leafletjs.com/examples/custom-icons/leaf-shadow.png<text:bookmark-end text:name="__DdeLink__2460_1538529263"/></text:p>
      <text:p text:style-name="P245">977.png</text:p>
      <text:p text:style-name="P245">955.html</text:p>
      <text:h text:style-name="Heading_20_2" text:outline-level="2"><text:span text:style-name="T154">Eigenschaften eines</text:span> individuellen Marker</text:h>
      <text:p text:style-name="P246">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1">zehn</text:span> Optionen.</text:p>
      <text:list xml:id="list8433660376092456691" text:style-name="L12">
        <text:list-item>
          <text:p text:style-name="P325"><text:span text:style-name="T35">IconUrl</text:span><text:span text:style-name="T150">:<text:line-break/>Die </text:span><text:span text:style-name="T35">IconUrl</text:span><text:span text:style-name="T150"> müssen Sie auf alle Fälle angeben. Die URL zum Icon-Bild (absolut oder relativ zu Ihrem Skriptpfad).</text:span></text:p>
        </text:list-item>
        <text:list-item>
          <text:p text:style-name="P328">IconRetinaUrl:<text:line-break/>Die URL zu einer Retina Größe Version des Symbolbildes (absolut oder relativ zu deinem Skriptpfad). Verwendet für Retina Bildschirmgeräte. Todo und was ist Retina</text:p>
        </text:list-item>
        <text:list-item>
          <text:p text:style-name="P328">iconSize:<text:line-break/>Größe des Symbolbildes in Pixeln.</text:p>
        </text:list-item>
        <text:list-item>
          <text:p text:style-name="P326"><text:span text:style-name="T150">IconAnchor:<text:line-break/>Die Koordinaten der "Spitze" des Symbols (relativ zu der oberen linken Ecke). Das Symbol wird so ausgerichtet, dass dieser Punkt an der geographischen Lage des Markers liegt. Zentriert, wenn die Größe angegeben ist, kann auch in CSS mit negativen Rändern (</text:span><text:span text:style-name="T35">margin</text:span><text:span text:style-name="T150">) gesetzt werden.</text:span></text:p>
        </text:list-item>
        <text:list-item>
          <text:p text:style-name="P329">PopupAnchor:<text:line-break/>Die Koordinaten des Punktes, von dem Popups "öffnen", relativ zum Symbol Anker.</text:p>
        </text:list-item>
        <text:list-item>
          <text:p text:style-name="P330">ShadowUrl:<text:line-break/>Die URL zum Icon Schattenbild. Wenn nicht angegeben, wird kein Schattenbild erstellt.</text:p>
        </text:list-item>
        <text:list-item>
          <text:p text:style-name="P328">ShadowRetinaUrl:</text:p>
        </text:list-item>
        <text:list-item>
          <text:p text:style-name="P330">shadowSize:<text:line-break/>Größe des Schattenbildes in Pixeln.</text:p>
        </text:list-item>
        <text:list-item>
          <text:p text:style-name="P327"><text:span text:style-name="T35">ShadowAnchor</text:span><text:span text:style-name="T150">:<text:line-break/>Die Koordinaten der "Spitze" des Schattens (relativ zu der oberen linken Ecke) (das gleiche wie iconAnchor wenn nicht angegeben).</text:span></text:p>
        </text:list-item>
        <text:list-item>
          <text:p text:style-name="P327"><text:soft-page-break/><text:span text:style-name="T35">className</text:span><text:span text:style-name="T150">:<text:line-break/>Ein benutzerdefinierter Klassenname, der beiden Symbol- und Schattenbildern zugewiesen werden soll. Falls diese Option nicht genutzt wird, wird kein Klassenname hinzugefügt.</text:span></text:p>
        </text:list-item>
      </text:list>
      <text:h text:style-name="P382" text:outline-level="3"><text:span text:style-name="T152">Die Klasse </text:span><text:span text:style-name="T36">L.Icon</text:span><text:span text:style-name="T152"> erweitern</text:span></text:h>
      <text:p text:style-name="P245">todo <text:a xlink:type="simple" xlink:href="http://leafletjs.com/examples/custom-icons/" text:style-name="Internet_20_link" text:visited-style-name="Visited_20_Internet_20_Link">http://leafletjs.com/examples/custom-icons/</text:a></text:p>
      <text:p text:style-name="P247">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3">todo mit link zu github?</text:span></text:p>
      <text:p text:style-name="P248">976.png</text:p>
      <text:p text:style-name="P248">954.html</text:p>
      <text:h text:style-name="Heading_20_2" text:outline-level="2">Ein Marker Plugin</text:h>
      <text:p text:style-name="P250">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5">e</text:span> Lösung. <text:span text:style-name="T155">Ich stelle Ihnen zwei Plugins vor, die Sie bei der Erstellung von individuellen Markern unterstützen.</text:span></text:p>
      <text:h text:style-name="P383" text:outline-level="3">Beautiful markers</text:h>
      <text:p text:style-name="P254">https://github.com/marslan390/BeautifyMarker</text:p>
      <text:p text:style-name="P251">975.png</text:p>
      <text:p text:style-name="P255"><text:soft-page-break/>974.png</text:p>
      <text:p text:style-name="P251">953.html</text:p>
      <text:p text:style-name="P251"/>
      <text:p text:style-name="P253">todo how to make bigger <text:span text:style-name="T158">imageSize und vielleicht noch einmal zeigen wie man optionen einbindet.</text:span> https://github.com/marslan390/BeautifyMarker/issues/10</text:p>
      <text:p text:style-name="P262">todo other frameworks</text:p>
      <text:p text:style-name="P252"><text:a xlink:type="simple" xlink:href="https://github.com/jseppi/Leaflet.MakiMarkers" text:style-name="Internet_20_link" text:visited-style-name="Visited_20_Internet_20_Link"><text:span text:style-name="T156">https://github.com/jseppi/Leaflet.MakiMarkers</text:span></text:a><text:span text:style-name="T156"> (hier gibt es auch size)</text:span></text:p>
      <text:p text:style-name="P263">https://github.com/lvoogdt/Leaflet.awesome-markers</text:p>
      <text:h text:style-name="Heading_20_2" text:outline-level="2">Cluster</text:h>
      <text:p text:style-name="P256">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384" text:outline-level="3">Die erste Cluster Karte</text:h>
      <text:p text:style-name="P257">Todo <text:a xlink:type="simple" xlink:href="https://github.com/Leaflet/Leaflet.markercluster" text:style-name="Internet_20_link" text:visited-style-name="Visited_20_Internet_20_Link">https://github.com/Leaflet/Leaflet.markercluster</text:a></text:p>
      <text:p text:style-name="P258">952.html</text:p>
      <text:p text:style-name="P259">973.png</text:p>
      <text:h text:style-name="Heading_20_3" text:outline-level="3">Methoden und Events</text:h>
      <text:p text:style-name="P260">todo</text:p>
      <text:h text:style-name="P391" text:outline-level="4">Standardmethoden</text:h>
      <text:p text:style-name="P260">todo</text:p>
      <text:h text:style-name="Heading_20_4" text:outline-level="4">Andere Methoden</text:h>
      <text:p text:style-name="P260">todo</text:p>
      <text:h text:style-name="Heading_20_3" text:outline-level="3"><text:soft-page-break/>Marker animieren</text:h>
      <text:h text:style-name="Heading_20_4" text:outline-level="4">Hüpfende Marker</text:h>
      <text:p text:style-name="P260"><text:a xlink:type="simple" xlink:href="https://github.com/maximeh/leaflet.bouncemarker" text:style-name="Internet_20_link" text:visited-style-name="Visited_20_Internet_20_Link">https://github.com/maximeh/leaflet.bouncemarker</text:a></text:p>
      <text:p text:style-name="P261">951.html</text:p>
      <text:h text:style-name="Heading_20_4" text:outline-level="4"><text:span text:style-name="T157">Animierte</text:span> Marker</text:h>
      <text:p text:style-name="P260"><text:a xlink:type="simple" xlink:href="https://github.com/openplans/Leaflet.AnimatedMarker" text:style-name="Internet_20_link" text:visited-style-name="Visited_20_Internet_20_Link">https://github.com/openplans/Leaflet.AnimatedMarker</text:a></text:p>
      <text:p text:style-name="P264">950.html</text:p>
      <text:h text:style-name="Heading_20_3" text:outline-level="3">Weitere Beispiel</text:h>
      <text:p text:style-name="P265">todo mit stop start 949.html (<text:a xlink:type="simple" xlink:href="https://github.com/openplans/Leaflet.AnimatedMarker/issues/50" text:style-name="Internet_20_link" text:visited-style-name="Visited_20_Internet_20_Link">https://github.com/openplans/Leaflet.AnimatedMarker/issues/50</text:a>)</text:p>
      <text:p text:style-name="P266">todo 948 bounce out <text:span text:style-name="T160">Schlußfunktion</text:span></text:p>
      <text:h text:style-name="Heading_20_3" text:outline-level="3">Mit Markern Daten visualisieren</text:h>
      <text:p text:style-name="P267">Todo <text:a xlink:type="simple" xlink:href="https://github.com/humangeo/leaflet-dvf" text:style-name="Internet_20_link" text:visited-style-name="Visited_20_Internet_20_Link">https://github.com/humangeo/leaflet-dvf</text:a> <text:span text:style-name="T161">und https://github.com/humangeo/leaflet-dvf/wiki/1.0-Compatibility</text:span></text:p>
      <text:h text:style-name="Heading_20_4" text:outline-level="4">Das Plugin Data Visualization Framework</text:h>
      <text:p text:style-name="P268">947.html</text:p>
      <text:p text:style-name="P269">todo https://github.com/humangeo/leaflet-dvf/wiki/6.-Markers</text:p>
      <text:h text:style-name="Heading_20_4" text:outline-level="4">Diagrammen <text:span text:style-name="T159">als Marker</text:span></text:h>
      <text:p text:style-name="P270"><text:a xlink:type="simple" xlink:href="https://github.com/humangeo/leaflet-dvf/wiki/6.-Markers" text:style-name="Internet_20_link" text:visited-style-name="Visited_20_Internet_20_Link">https://github.com/humangeo/leaflet-dvf/wiki/6.-Markers</text:a> welche Marker es gibt mit bild.</text:p>
      <text:p text:style-name="P268">946.html</text:p>
      <text:p text:style-name="P271">972.png</text:p>
      <text:p text:style-name="P272">todo Schluss </text:p>
      <text:p text:style-name="P273">So, nun wissen Sie todo und können Daten visualisieren. Nun kann es sein, dass Sie selbst keine Datenbestände zum Anzeigen haben. <text:span text:style-name="T162">Vielleicht bietet das ESRI Inc. (Environmental Systems Research Institute) Ihnen ja Daten, die zum Thema Ihrer Website passen? Im nächsten Kapitel erfahren Sie, wie Sie Daten dieses Institutes verwenden können.</text:span></text:p>
      <text:p text:style-name="P272"/>
      <text:h text:style-name="Heading_20_1" text:outline-level="1"><text:soft-page-break/>ESRI</text:h>
      <text:p text:style-name="P274"><text:a xlink:type="simple" xlink:href="https://de.wikipedia.org/wiki/ESRI" text:style-name="Internet_20_link" text:visited-style-name="Visited_20_Internet_20_Link">https://de.wikipedia.org/wiki/ESRI</text:a></text:p>
      <text:p text:style-name="P274">Wenn Sie mit Karten arbeiten Daten eines Geoinformationssystems anzeigen möchten, werden Sie früher oder später über den Begriff Shapefile stolpern. </text:p>
      <text:p text:style-name="P274">Todo <text:a xlink:type="simple" xlink:href="https://de.wikipedia.org/wiki/Shapefile" text:style-name="Internet_20_link" text:visited-style-name="Visited_20_Internet_20_Link">https://de.wikipedia.org/wiki/Shapefile</text:a></text:p>
      <text:p text:style-name="P275">gdb Geodatabase</text:p>
      <text:p text:style-name="P275"><text:a xlink:type="simple" xlink:href="https://de.wikipedia.org/wiki/ArcGIS" text:style-name="Internet_20_link" text:visited-style-name="Visited_20_Internet_20_Link">https://de.wikipedia.org/wiki/ArcGIS</text:a></text:p>
      <text:h text:style-name="Heading_20_2" text:outline-level="2">ESRI <text:span text:style-name="T163">Basis Layer</text:span></text:h>
      <text:p text:style-name="P276">ESRI bietet </text:p>
      <text:p text:style-name="P276"><text:a xlink:type="simple" xlink:href="http://www.esri.com/data/basemaps" text:style-name="Internet_20_link" text:visited-style-name="Visited_20_Internet_20_Link">http://www.esri.com/data/basemaps</text:a></text:p>
      <text:p text:style-name="P331">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332">945.html <text:span text:style-name="T164">(todo bild mit und ohne label)</text:span></text:p>
      <text:p text:style-name="P333">todo was muss ich tun</text:p>
      <text:p text:style-name="P334">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385" text:outline-level="3">Switch Basemaps</text:h>
      <text:p text:style-name="P335"><text:a xlink:type="simple" xlink:href="https://esri.github.io/esri-leaflet/examples/switching-basemaps.html" text:style-name="Internet_20_link" text:visited-style-name="Visited_20_Internet_20_Link">https://esri.github.io/esri-leaflet/examples/switching-basemaps.html</text:a></text:p>
      <text:p text:style-name="P336">944.html</text:p>
      <text:h text:style-name="Heading_20_2" text:outline-level="2">Shapefiles</text:h>
      <text:p text:style-name="P337">Das Dateiformat Shapefile (oft Shapedaten oder Shape genannt) ist ein ursprünglich für die Software ArcView der Firma ESRI entwickeltes Format für Geodaten.</text:p>
      <text:p text:style-name="P337">Ein Shapefile ist keine einzelne Datei, es besteht aus mindestens drei Dateien:</text:p>
      <text:list xml:id="list8652032704841907580" text:style-name="L13">
        <text:list-item>
          <text:p text:style-name="P338"><text:span text:style-name="T165">.shp dient zur Speicherung der Geometriedaten</text:span></text:p>
        </text:list-item>
        <text:list-item>
          <text:p text:style-name="P338"><text:span text:style-name="T165">.dbf Sachdaten im dBASE-Format</text:span></text:p>
        </text:list-item>
        <text:list-item>
          <text:p text:style-name="P338"><text:span text:style-name="T165">.shx dient als Index der Geometrie zur Verknüpfung der Sachdaten (auch Attributdaten genannt)</text:span></text:p>
        </text:list-item>
      </text:list>
      <text:p text:style-name="P339">todo </text:p>
      <text:p text:style-name="P339"><text:soft-page-break/><text:span text:style-name="T166">todo </text:span>Shapefiles findet man, wenn man nach open data und einer Stadt sucht. <text:span text:style-name="T166">Oder </text:span><text:a xlink:type="simple" xlink:href="http://wiki.openstreetmap.org/wiki/Shapefiles" text:style-name="Internet_20_link" text:visited-style-name="Visited_20_Internet_20_Link"><text:span text:style-name="T166">http://wiki.openstreetmap.org/wiki/Shapefiles</text:span></text:a></text:p>
      <text:p text:style-name="P340"/>
      <text:p text:style-name="P343">Mein Beispiel <text:a xlink:type="simple" xlink:href="https://www.arcgis.com/home/item.html?id=ae25571c60d94ce5b7fcbf74e27c00e0" text:style-name="Internet_20_link" text:visited-style-name="Visited_20_Internet_20_Link"><text:span text:style-name="T169">https://www.arcgis.com/home/item.html?id=ae25571c60d94ce5b7fcbf74e27c00e0</text:span></text:a><text:span text:style-name="T169"> <text:s/><text:line-break/>970.png</text:span></text:p>
      <text:p text:style-name="P343"/>
      <text:p text:style-name="P342"/>
      <text:p text:style-name="P342"/>
      <text:p text:style-name="P342"><text:span text:style-name="T168">todo </text:span><text:s/><text:a xlink:type="simple" xlink:href="https://wambachers-osm.website/boundaries/idx42o.jsp" text:style-name="Internet_20_link" text:visited-style-name="Visited_20_Internet_20_Link">https://wambachers-osm.website/boundaries/idx42o.jsp</text:a> todo bild <text:span text:style-name="T167">971.png</text:span></text:p>
      <text:p text:style-name="P341">Datei mit Namen exported_boundaries_Germany.shp.zip ist im Downloadverzeichnis.</text:p>
      <text:p text:style-name="P344">Das Archiv enthält die Dateien</text:p>
      <text:list xml:id="list4384653044049284687" text:style-name="L14">
        <text:list-item>
          <text:p text:style-name="P345"/>
        </text:list-item>
      </text:list>
      <text:p text:style-name="P346">todo leaflet shape file plugin : <text:a xlink:type="simple" xlink:href="https://github.com/calvinmetcalf/leaflet.shapefile" text:style-name="Internet_20_link" text:visited-style-name="Visited_20_Internet_20_Link">https://github.com/calvinmetcalf/leaflet.shapefile</text:a> <text:span text:style-name="T170">2 dateien </text:span></text:p>
      <text:p text:style-name="P346"/>
      <text:p text:style-name="P347">todo testen 969.png <text:a xlink:type="simple" xlink:href="http://leaflet.calvinmetcalf.com/#6/51.358/11.964" text:style-name="Internet_20_link" text:visited-style-name="Visited_20_Internet_20_Link">http://leaflet.calvinmetcalf.com/#6/51.358/11.964</text:a></text:p>
      <text:p text:style-name="P347"/>
      <text:p text:style-name="P348">943.html</text:p>
      <text:p text:style-name="P351">967.png</text:p>
      <text:p text:style-name="P348"/>
      <text:p text:style-name="P348"/>
      <text:p text:style-name="P349">mit styles</text:p>
      <text:p text:style-name="P349">942.html </text:p>
      <text:p text:style-name="P351">968.png</text:p>
      <text:p text:style-name="P349"/>
      <text:p text:style-name="P349"/>
      <text:p text:style-name="P350">todo vielleicht shape files ansehen </text:p>
      <text:p text:style-name="P350">todo optionen des plugins leaflet shape ansehen.</text:p>
      <text:p text:style-name="P352"><text:soft-page-break/>Todo wie popup </text:p>
      <text:p text:style-name="P352"><text:span text:style-name="T171">941.html 966.png</text:span></text:p>
      <text:p text:style-name="P352"/>
      <text:p text:style-name="P352"/>
      <text:p text:style-name="P353">tip 940 falls du features nicht kennst. <text:span text:style-name="T172">965.png</text:span></text:p>
      <text:p text:style-name="P353"/>
      <text:h text:style-name="P370" text:outline-level="2">ESRI Services</text:h>
      <text:p text:style-name="P354">Sie wissen nun wie Sie eine ESRI Basiskarte laden, wie Sie mit dem Plugin ESRI-leaflet umgehen und wie Sie das Dateien im Format shapefile nutzen können.</text:p>
      <text:p text:style-name="P354">ESRI bietet aber noch mehr. Sie können Webservices nutzen. Das ESRI Plugin unterstützt Sie auch bei der Verbindung mit einem Geografischen Webservice.</text:p>
      <text:p text:style-name="P354">Ganz nebenbei können Sie fünf weitere Basemaps nuzten.</text:p>
      <text:list xml:id="list8208282579488103911" text:style-name="L15">
        <text:list-item>
          <text:p text:style-name="P355">Tile map layer</text:p>
        </text:list-item>
        <text:list-item>
          <text:p text:style-name="P355">dynamik layer</text:p>
        </text:list-item>
        <text:list-item>
          <text:p text:style-name="P355">feature layer</text:p>
        </text:list-item>
        <text:list-item>
          <text:p text:style-name="P355">cöisterd featire laywer</text:p>
        </text:list-item>
        <text:list-item>
          <text:p text:style-name="P355">heatmap layer</text:p>
        </text:list-item>
      </text:list>
      <text:p text:style-name="P356"><text:s/><text:span text:style-name="T173">http://esri.github.io/esri-leaflet/api-reference/</text:span></text:p>
      <text:h text:style-name="P386" text:outline-level="3"><text:span text:style-name="T174">dynamic</text:span></text:h>
      <text:p text:style-name="P357"/>
      <text:h text:style-name="P386" text:outline-level="3">heatmap</text:h>
      <text:h text:style-name="Heading_20_3" text:outline-level="3">geocoding </text:h>
      <text:h text:style-name="Heading_20_4" text:outline-level="4">query layers</text:h>
      <text:h text:style-name="P360" text:outline-level="1">Leaflet und Joomla!</text:h>
      <text:p text:style-name="P86"/>
      <text:p text:style-name="P85">Todo </text:p>
      <text:p text:style-name="P85"><text:soft-page-break/>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9T18:09:59.330903539</dc:date>
    <meta:editing-duration>P4DT21H35M48S</meta:editing-duration>
    <meta:editing-cycles>523</meta:editing-cycles>
    <meta:document-statistic meta:table-count="1" meta:image-count="0" meta:object-count="0" meta:page-count="44" meta:paragraph-count="736" meta:word-count="7426" meta:character-count="56199" meta:non-whitespace-character-count="49352"/>
  </office:meta>
</office:document-meta>
</file>